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行く">
            <text:p>行く</text:p>
          </table:table-cell>
          <table:table-cell office:value-type="string" office:value="いく">
            <text:p>いく</text:p>
          </table:table-cell>
          <table:table-cell office:value-type="string" office:value="go">
            <text:p>g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日曜日は図書館に行きます。">
            <text:p>日曜日は図書館に行きます。</text:p>
          </table:table-cell>
          <table:table-cell office:value-type="string" office:value="にちようび は としょかん に いきます。">
            <text:p>にちようび は としょかん に いきます。</text:p>
          </table:table-cell>
          <table:table-cell office:value-type="string" office:value="I go to the library on Sundays.">
            <text:p>I go to the library on Sundays.</text:p>
          </table:table-cell>
          <table:table-cell office:value-type="string" office:value="私は夏休みにプールに行った。">
            <text:p>私は夏休みにプールに行った。</text:p>
          </table:table-cell>
          <table:table-cell office:value-type="string" office:value="わたし は なつやすみ に プール に いった。">
            <text:p>わたし は なつやすみ に プール に いった。</text:p>
          </table:table-cell>
          <table:table-cell office:value-type="string" office:value="I went to the pool during summer vacation.">
            <text:p>I went to the pool during summer vacatio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見る">
            <text:p>見る</text:p>
          </table:table-cell>
          <table:table-cell office:value-type="string" office:value="みる">
            <text:p>みる</text:p>
          </table:table-cell>
          <table:table-cell office:value-type="string" office:value="see, look at">
            <text:p>see, look 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絵を見るのが好きです。">
            <text:p>私は絵を見るのが好きです。</text:p>
          </table:table-cell>
          <table:table-cell office:value-type="string" office:value="わたし は え を みる の が すき です。">
            <text:p>わたし は え を みる の が すき です。</text:p>
          </table:table-cell>
          <table:table-cell office:value-type="string" office:value="I like looking at pictures.">
            <text:p>I like looking at pictures.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多い">
            <text:p>多い</text:p>
          </table:table-cell>
          <table:table-cell office:value-type="string" office:value="おおい">
            <text:p>おおい</text:p>
          </table:table-cell>
          <table:table-cell office:value-type="string" office:value="a lot of, many">
            <text:p>a lot of, man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京都にはお寺が多い。">
            <text:p>京都にはお寺が多い。</text:p>
          </table:table-cell>
          <table:table-cell office:value-type="string" office:value="きょうと に は おてら が おおい。">
            <text:p>きょうと に は おてら が おおい。</text:p>
          </table:table-cell>
          <table:table-cell office:value-type="string" office:value="There are a lot of temples in Kyoto.">
            <text:p>There are a lot of temples in Kyoto.</text:p>
          </table:table-cell>
          <table:table-cell office:value-type="string" office:value="この道は車が多い。">
            <text:p>この道は車が多い。</text:p>
          </table:table-cell>
          <table:table-cell office:value-type="string" office:value="この みち は くるま が おおい。">
            <text:p>この みち は くるま が おおい。</text:p>
          </table:table-cell>
          <table:table-cell office:value-type="string" office:value="There are many cars on this road.">
            <text:p>There are many cars on this road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家">
            <text:p>家</text:p>
          </table:table-cell>
          <table:table-cell office:value-type="string" office:value="うち">
            <text:p>うち</text:p>
          </table:table-cell>
          <table:table-cell office:value-type="string" office:value="home, household">
            <text:p>home, househ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に遊びにきてください。">
            <text:p>家に遊びにきてください。</text:p>
          </table:table-cell>
          <table:table-cell office:value-type="string" office:value="うち に あそび に きて ください。">
            <text:p>うち に あそび に きて ください。</text:p>
          </table:table-cell>
          <table:table-cell office:value-type="string" office:value="Please come over to my home.">
            <text:p>Please come over to my home.</text:p>
          </table:table-cell>
          <table:table-cell office:value-type="string" office:value="夏休みにお祖母ちゃんの家へ行きました。">
            <text:p>夏休みにお祖母ちゃんの家へ行きました。</text:p>
          </table:table-cell>
          <table:table-cell office:value-type="string" office:value="なつやすみ に おばあちゃん の うち へ いきました。">
            <text:p>なつやすみ に おばあちゃん の うち へ いきました。</text:p>
          </table:table-cell>
          <table:table-cell office:value-type="string" office:value="I went to my grandma's house during summer vacation.">
            <text:p>I went to my grandma's house during summer vacatio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これ">
            <text:p>これ</text:p>
          </table:table-cell>
          <table:table-cell office:value-type="string" office:value="これ">
            <text:p>これ</text:p>
          </table:table-cell>
          <table:table-cell office:value-type="string" office:value="this, this one">
            <text:p>this, this on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れをください。">
            <text:p>これをください。</text:p>
          </table:table-cell>
          <table:table-cell office:value-type="string" office:value="これ を ください。">
            <text:p>これ を ください。</text:p>
          </table:table-cell>
          <table:table-cell office:value-type="string" office:value="I'll have this please.">
            <text:p>I'll have this please.</text:p>
          </table:table-cell>
          <table:table-cell office:value-type="string" office:value="これはあなたの鞄ですか。">
            <text:p>これはあなたの鞄ですか。</text:p>
          </table:table-cell>
          <table:table-cell office:value-type="string" office:value="これ は あなた の かばん です か。">
            <text:p>これ は あなた の かばん です か。</text:p>
          </table:table-cell>
          <table:table-cell office:value-type="string" office:value="Is this your bag?">
            <text:p>Is this your bag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それ">
            <text:p>それ</text:p>
          </table:table-cell>
          <table:table-cell office:value-type="string" office:value="それ">
            <text:p>それ</text:p>
          </table:table-cell>
          <table:table-cell office:value-type="string" office:value="that, that one">
            <text:p>that, that on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それはとてもいい話だ。">
            <text:p>それはとてもいい話だ。</text:p>
          </table:table-cell>
          <table:table-cell office:value-type="string" office:value="それ は とても いい はなし だ。">
            <text:p>それ は とても いい はなし だ。</text:p>
          </table:table-cell>
          <table:table-cell office:value-type="string" office:value="That's a really nice story.">
            <text:p>That's a really nice story.</text:p>
          </table:table-cell>
          <table:table-cell office:value-type="string" office:value="それを一つください。">
            <text:p>それを一つください。</text:p>
          </table:table-cell>
          <table:table-cell office:value-type="string" office:value="それ を ひとつ ください。">
            <text:p>それ を ひとつ ください。</text:p>
          </table:table-cell>
          <table:table-cell office:value-type="string" office:value="Please give me that one.">
            <text:p>Please give me that on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私">
            <text:p>私</text:p>
          </table:table-cell>
          <table:table-cell office:value-type="string" office:value="わたし">
            <text:p>わたし</text:p>
          </table:table-cell>
          <table:table-cell office:value-type="string" office:value="I (general)">
            <text:p>I (gener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私が行きましょう。">
            <text:p>私が行きましょう。</text:p>
          </table:table-cell>
          <table:table-cell office:value-type="string" office:value="わたし が いきましょう。">
            <text:p>わたし が いきましょう。</text:p>
          </table:table-cell>
          <table:table-cell office:value-type="string" office:value="I'll go.">
            <text:p>I'll go.</text:p>
          </table:table-cell>
          <table:table-cell office:value-type="string" office:value="私は毎朝コーヒーを飲みます。">
            <text:p>私は毎朝コーヒーを飲みます。</text:p>
          </table:table-cell>
          <table:table-cell office:value-type="string" office:value="わたし は まいあさ コーヒー を のみます。">
            <text:p>わたし は まいあさ コーヒー を のみます。</text:p>
          </table:table-cell>
          <table:table-cell office:value-type="string" office:value="I drink coffee every morning.">
            <text:p>I drink coffee every mornin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仕事">
            <text:p>仕事</text:p>
          </table:table-cell>
          <table:table-cell office:value-type="string" office:value="しごと">
            <text:p>しごと</text:p>
          </table:table-cell>
          <table:table-cell office:value-type="string" office:value="work, job">
            <text:p>work, job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3月は仕事が忙しい。">
            <text:p>3月は仕事が忙しい。</text:p>
          </table:table-cell>
          <table:table-cell office:value-type="string" office:value="3 がつ は しごと が いそがしい。">
            <text:p>3 がつ は しごと が いそがしい。</text:p>
          </table:table-cell>
          <table:table-cell office:value-type="string" office:value="I'm busy at work in March.">
            <text:p>I'm busy at work in March.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いつ">
            <text:p>いつ</text:p>
          </table:table-cell>
          <table:table-cell office:value-type="string" office:value="いつ">
            <text:p>いつ</text:p>
          </table:table-cell>
          <table:table-cell office:value-type="string" office:value="when">
            <text:p>when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彼女はいつ来ますか。">
            <text:p>彼女はいつ来ますか。</text:p>
          </table:table-cell>
          <table:table-cell office:value-type="string" office:value="かのじょ は いつ きます か。">
            <text:p>かのじょ は いつ きます か。</text:p>
          </table:table-cell>
          <table:table-cell office:value-type="string" office:value="When is she coming?">
            <text:p>When is she coming?</text:p>
          </table:table-cell>
          <table:table-cell office:value-type="string" office:value="次はいつ会いましょうか。">
            <text:p>次はいつ会いましょうか。</text:p>
          </table:table-cell>
          <table:table-cell office:value-type="string" office:value="つぎ は いつ あいましょう か。">
            <text:p>つぎ は いつ あいましょう か。</text:p>
          </table:table-cell>
          <table:table-cell office:value-type="string" office:value="When shall we meet again?">
            <text:p>When shall we meet again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する">
            <text:p>する</text:p>
          </table:table-cell>
          <table:table-cell office:value-type="string" office:value="する">
            <text:p>する</text:p>
          </table:table-cell>
          <table:table-cell office:value-type="string" office:value="do, make">
            <text:p>do, m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と一緒に宿題をした。">
            <text:p>友達と一緒に宿題をした。</text:p>
          </table:table-cell>
          <table:table-cell office:value-type="string" office:value="ともだち と いっしょ に しゅくだい を した。">
            <text:p>ともだち と いっしょ に しゅくだい を した。</text:p>
          </table:table-cell>
          <table:table-cell office:value-type="string" office:value="I did my homework with my friend.">
            <text:p>I did my homework with my friend.</text:p>
          </table:table-cell>
          <table:table-cell office:value-type="string" office:value="男の子たちがサッカーをしている。">
            <text:p>男の子たちがサッカーをしている。</text:p>
          </table:table-cell>
          <table:table-cell office:value-type="string" office:value="おとこのこ たち が サッカー を して いる 。">
            <text:p>おとこのこ たち が サッカー を して いる 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出る">
            <text:p>出る</text:p>
          </table:table-cell>
          <table:table-cell office:value-type="string" office:value="でる">
            <text:p>でる</text:p>
          </table:table-cell>
          <table:table-cell office:value-type="string" office:value="go out, leave">
            <text:p>go out, lea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は早く家を出ました。">
            <text:p>今朝は早く家を出ました。</text:p>
          </table:table-cell>
          <table:table-cell office:value-type="string" office:value="けさ は はやく いえ を でました。">
            <text:p>けさ は はやく いえ を でました。</text:p>
          </table:table-cell>
          <table:table-cell office:value-type="string" office:value="I left the house early this morning.">
            <text:p>I left the house early this morning.</text:p>
          </table:table-cell>
          <table:table-cell office:value-type="string" office:value="今日は5時に会社を出ます。">
            <text:p>今日は5時に会社を出ます。</text:p>
          </table:table-cell>
          <table:table-cell office:value-type="string" office:value="きょう は 5 じ に かいしゃ を でます。">
            <text:p>きょう は 5 じ に かいしゃ を でます。</text:p>
          </table:table-cell>
          <table:table-cell office:value-type="string" office:value="I'll leave the office at five today.">
            <text:p>I'll leave the office at five toda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使う">
            <text:p>使う</text:p>
          </table:table-cell>
          <table:table-cell office:value-type="string" office:value="つかう">
            <text:p>つかう</text:p>
          </table:table-cell>
          <table:table-cell office:value-type="string" office:value="use, make use of">
            <text:p>use, make use o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パソコンを使ってください。">
            <text:p>このパソコンを使ってください。</text:p>
          </table:table-cell>
          <table:table-cell office:value-type="string" office:value="この パソコン を つかって ください。">
            <text:p>この パソコン を つかって ください。</text:p>
          </table:table-cell>
          <table:table-cell office:value-type="string" office:value="Please use this computer.">
            <text:p>Please use this computer.</text:p>
          </table:table-cell>
          <table:table-cell office:value-type="string" office:value="彼女は辞書をよく使います。">
            <text:p>彼女は辞書をよく使います。</text:p>
          </table:table-cell>
          <table:table-cell office:value-type="string" office:value="かのじょ は じしょ を よく つかいます。">
            <text:p>かのじょ は じしょ を よく つかいます。</text:p>
          </table:table-cell>
          <table:table-cell office:value-type="string" office:value="She often uses a dictionary.">
            <text:p>She often uses a dictionar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所">
            <text:p>所</text:p>
          </table:table-cell>
          <table:table-cell office:value-type="string" office:value="ところ">
            <text:p>ところ</text:p>
          </table:table-cell>
          <table:table-cell office:value-type="string" office:value="place">
            <text:p>p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友達の所に泊まった。">
            <text:p>私は友達の所に泊まった。</text:p>
          </table:table-cell>
          <table:table-cell office:value-type="string" office:value="わたし は ともだち の ところ に とまった。">
            <text:p>わたし は ともだち の ところ に とまった。</text:p>
          </table:table-cell>
          <table:table-cell office:value-type="string" office:value="I stayed at my friend's place for the night.">
            <text:p>I stayed at my friend's place for the night.</text:p>
          </table:table-cell>
          <table:table-cell office:value-type="string" office:value="今年の夏休みには静かな所へ行きたい。">
            <text:p>今年の夏休みには静かな所へ行きたい。</text:p>
          </table:table-cell>
          <table:table-cell office:value-type="string" office:value="ことし の なつやすみ に は しずかな ところ へ いきたい。">
            <text:p>ことし の なつやすみ に は しずかな ところ へ いきたい。</text:p>
          </table:table-cell>
          <table:table-cell office:value-type="string" office:value="I want to go to a quiet place this summer vacation.">
            <text:p>I want to go to a quiet place this summer vacatio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作る">
            <text:p>作る</text:p>
          </table:table-cell>
          <table:table-cell office:value-type="string" office:value="つくる">
            <text:p>つくる</text:p>
          </table:table-cell>
          <table:table-cell office:value-type="string" office:value="make, create">
            <text:p>make, cre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朝ご飯を作っています。">
            <text:p>今、朝ご飯を作っています。</text:p>
          </table:table-cell>
          <table:table-cell office:value-type="string" office:value="いま、あさ ごはん を つくって います。">
            <text:p>いま、あさ ごはん を つくって います。</text:p>
          </table:table-cell>
          <table:table-cell office:value-type="string" office:value="I'm making breakfast now.">
            <text:p>I'm making breakfast now.</text:p>
          </table:table-cell>
          <table:table-cell office:value-type="string" office:value="母がコーンスープを作っている。">
            <text:p>母がコーンスープを作っている。</text:p>
          </table:table-cell>
          <table:table-cell office:value-type="string" office:value="はは が コーン スープ を つくって いる。">
            <text:p>はは が コーン スープ を つくって いる。</text:p>
          </table:table-cell>
          <table:table-cell office:value-type="string" office:value="My mother is making some corn chowder.">
            <text:p>My mother is making some corn chowd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思う">
            <text:p>思う</text:p>
          </table:table-cell>
          <table:table-cell office:value-type="string" office:value="おもう">
            <text:p>おもう</text:p>
          </table:table-cell>
          <table:table-cell office:value-type="string" office:value="think">
            <text:p>thi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もそう思います。">
            <text:p>私もそう思います。</text:p>
          </table:table-cell>
          <table:table-cell office:value-type="string" office:value="わたし も そう おもいます。">
            <text:p>わたし も そう おもいます。</text:p>
          </table:table-cell>
          <table:table-cell office:value-type="string" office:value="I think so, too.">
            <text:p>I think so, too.</text:p>
          </table:table-cell>
          <table:table-cell office:value-type="string" office:value="あなたはどう思いますか。">
            <text:p>あなたはどう思いますか。</text:p>
          </table:table-cell>
          <table:table-cell office:value-type="string" office:value="あなた は どう おもいます か。">
            <text:p>あなた は どう おもいます か。</text:p>
          </table:table-cell>
          <table:table-cell office:value-type="string" office:value="What do you think?">
            <text:p>What do you think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持つ">
            <text:p>持つ</text:p>
          </table:table-cell>
          <table:table-cell office:value-type="string" office:value="もつ">
            <text:p>もつ</text:p>
          </table:table-cell>
          <table:table-cell office:value-type="string" office:value="have, possess">
            <text:p>have, posse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車を持っています。">
            <text:p>私は車を持っています。</text:p>
          </table:table-cell>
          <table:table-cell office:value-type="string" office:value="わたし は くるま を もって います。">
            <text:p>わたし は くるま を もって います。</text:p>
          </table:table-cell>
          <table:table-cell office:value-type="string" office:value="I have a car.">
            <text:p>I have a car.</text:p>
          </table:table-cell>
          <table:table-cell office:value-type="string" office:value="私は黒いバッグを持っています。">
            <text:p>私は黒いバッグを持っています。</text:p>
          </table:table-cell>
          <table:table-cell office:value-type="string" office:value="わたし は くろい バッグ を もって います。">
            <text:p>わたし は くろい バッグ を もって います。</text:p>
          </table:table-cell>
          <table:table-cell office:value-type="string" office:value="I have a black bag.">
            <text:p>I have a black ba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買う">
            <text:p>買う</text:p>
          </table:table-cell>
          <table:table-cell office:value-type="string" office:value="かう">
            <text:p>かう</text:p>
          </table:table-cell>
          <table:table-cell office:value-type="string" office:value="buy">
            <text:p>bu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郵便局で切手を買いました。">
            <text:p>郵便局で切手を買いました。</text:p>
          </table:table-cell>
          <table:table-cell office:value-type="string" office:value="ゆうびんきょく で きって を かいました。">
            <text:p>ゆうびんきょく で きって を かいました。</text:p>
          </table:table-cell>
          <table:table-cell office:value-type="string" office:value="I bought a stamp at the post office.">
            <text:p>I bought a stamp at the post office.</text:p>
          </table:table-cell>
          <table:table-cell office:value-type="string" office:value="本を1冊買いました。">
            <text:p>本を1冊買いました。</text:p>
          </table:table-cell>
          <table:table-cell office:value-type="string" office:value="ほん を 1 さつ かいました。">
            <text:p>ほん を 1 さつ かいました。</text:p>
          </table:table-cell>
          <table:table-cell office:value-type="string" office:value="I bought one book.">
            <text:p>I bought one boo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時間">
            <text:p>時間</text:p>
          </table:table-cell>
          <table:table-cell office:value-type="string" office:value="じかん">
            <text:p>じかん</text:p>
          </table:table-cell>
          <table:table-cell office:value-type="string" office:value="time, hour">
            <text:p>time, hou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は時間がありません。">
            <text:p>今は時間がありません。</text:p>
          </table:table-cell>
          <table:table-cell office:value-type="string" office:value="いま は じかん が ありません。">
            <text:p>いま は じかん が ありません。</text:p>
          </table:table-cell>
          <table:table-cell office:value-type="string" office:value="I don't have time now.">
            <text:p>I don't have time now.</text:p>
          </table:table-cell>
          <table:table-cell office:value-type="string" office:value="まだ学校へ行くには早い時間です。">
            <text:p>まだ学校へ行くには早い時間です。</text:p>
          </table:table-cell>
          <table:table-cell office:value-type="string" office:value="まだ がっこう へ いく に は はやい じかん です。">
            <text:p>まだ がっこう へ いく に は はやい じかん です。</text:p>
          </table:table-cell>
          <table:table-cell office:value-type="string" office:value="It's still too early to go to school.">
            <text:p>It's still too early to go to school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知る">
            <text:p>知る</text:p>
          </table:table-cell>
          <table:table-cell office:value-type="string" office:value="しる">
            <text:p>しる</text:p>
          </table:table-cell>
          <table:table-cell office:value-type="string" office:value="know">
            <text:p>kn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誰もその話を知らない。">
            <text:p>誰もその話を知らない。</text:p>
          </table:table-cell>
          <table:table-cell office:value-type="string" office:value="だれ も その はなし を しらない。">
            <text:p>だれ も その はなし を しらない。</text:p>
          </table:table-cell>
          <table:table-cell office:value-type="string" office:value="No one knows that story.">
            <text:p>No one knows that story.</text:p>
          </table:table-cell>
          <table:table-cell office:value-type="string" office:value="あの女の子を知っていますか。">
            <text:p>あの女の子を知っていますか。</text:p>
          </table:table-cell>
          <table:table-cell office:value-type="string" office:value="あの おんなのこ を しって います か。">
            <text:p>あの おんなのこ を しって います か。</text:p>
          </table:table-cell>
          <table:table-cell office:value-type="string" office:value="Do you know that girl?">
            <text:p>Do you know that girl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同じ">
            <text:p>同じ</text:p>
          </table:table-cell>
          <table:table-cell office:value-type="string" office:value="おなじ">
            <text:p>おなじ</text:p>
          </table:table-cell>
          <table:table-cell office:value-type="string" office:value="same, identical">
            <text:p>same, identic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日本語のレベルは私と同じくらいだ。">
            <text:p>彼の日本語のレベルは私と同じくらいだ。</text:p>
          </table:table-cell>
          <table:table-cell office:value-type="string" office:value="かれ の にほん ご の レベル は わたし と おなじ くらい だ。">
            <text:p>かれ の にほん ご の レベル は わたし と おなじ くらい だ。</text:p>
          </table:table-cell>
          <table:table-cell office:value-type="string" office:value="His Japanese level is about the same as mine.">
            <text:p>His Japanese level is about the same as mine.</text:p>
          </table:table-cell>
          <table:table-cell office:value-type="string" office:value="いとこと私は同じ年です。">
            <text:p>いとこと私は同じ年です。</text:p>
          </table:table-cell>
          <table:table-cell office:value-type="string" office:value="いとこ と わたし は おなじ とし です。">
            <text:p>いとこ と わたし は おなじ とし です。</text:p>
          </table:table-cell>
          <table:table-cell office:value-type="string" office:value="My cousin and I are the same age.">
            <text:p>My cousin and I are the same ag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今">
            <text:p>今</text:p>
          </table:table-cell>
          <table:table-cell office:value-type="string" office:value="いま">
            <text:p>いま</text:p>
          </table:table-cell>
          <table:table-cell office:value-type="string" office:value="now">
            <text:p>n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今、勉強しています。">
            <text:p>彼は今、勉強しています。</text:p>
          </table:table-cell>
          <table:table-cell office:value-type="string" office:value="かれ は いま、べんきょう して います。">
            <text:p>かれ は いま、べんきょう して います。</text:p>
          </table:table-cell>
          <table:table-cell office:value-type="string" office:value="He's studying now.">
            <text:p>He's studying now.</text:p>
          </table:table-cell>
          <table:table-cell office:value-type="string" office:value="今ホテルに着きました。">
            <text:p>今ホテルに着きました。</text:p>
          </table:table-cell>
          <table:table-cell office:value-type="string" office:value="いま ホテル に つきました。">
            <text:p>いま ホテル に つきました。</text:p>
          </table:table-cell>
          <table:table-cell office:value-type="string" office:value="I've just arrived at the hotel.">
            <text:p>I've just arrived at the hotel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新しい">
            <text:p>新しい</text:p>
          </table:table-cell>
          <table:table-cell office:value-type="string" office:value="あたらしい">
            <text:p>あたらしい</text:p>
          </table:table-cell>
          <table:table-cell office:value-type="string" office:value="new">
            <text:p>new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車は新しい。">
            <text:p>彼の車は新しい。</text:p>
          </table:table-cell>
          <table:table-cell office:value-type="string" office:value="かれ の くるま は あたらしい。">
            <text:p>かれ の くるま は あたらしい。</text:p>
          </table:table-cell>
          <table:table-cell office:value-type="string" office:value="His car is new.">
            <text:p>His car is new.</text:p>
          </table:table-cell>
          <table:table-cell office:value-type="string" office:value="新しいテーブルを買いました。">
            <text:p>新しいテーブルを買いました。</text:p>
          </table:table-cell>
          <table:table-cell office:value-type="string" office:value="あたらしい テーブル を かいました。">
            <text:p>あたらしい テーブル を かいました。</text:p>
          </table:table-cell>
          <table:table-cell office:value-type="string" office:value="I bought a new table.">
            <text:p>I bought a new tabl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なる">
            <text:p>なる</text:p>
          </table:table-cell>
          <table:table-cell office:value-type="string" office:value="なる">
            <text:p>なる</text:p>
          </table:table-cell>
          <table:table-cell office:value-type="string" office:value="become">
            <text:p>bec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医者になりました。">
            <text:p>彼は医者になりました。</text:p>
          </table:table-cell>
          <table:table-cell office:value-type="string" office:value="かれ は いしゃ に なりました。">
            <text:p>かれ は いしゃ に なりました。</text:p>
          </table:table-cell>
          <table:table-cell office:value-type="string" office:value="He became a doctor.">
            <text:p>He became a doctor.</text:p>
          </table:table-cell>
          <table:table-cell office:value-type="string" office:value="私は日本語の先生になりたいです。">
            <text:p>私は日本語の先生になりたいです。</text:p>
          </table:table-cell>
          <table:table-cell office:value-type="string" office:value="わたし は にほん ご の せんせい に なりたい です。">
            <text:p>わたし は にほん ご の せんせい に なりたい です。</text:p>
          </table:table-cell>
          <table:table-cell office:value-type="string" office:value="I want to become a Japanese teacher.">
            <text:p>I want to become a Japanese teach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まだ">
            <text:p>まだ</text:p>
          </table:table-cell>
          <table:table-cell office:value-type="string" office:value="まだ">
            <text:p>まだ</text:p>
          </table:table-cell>
          <table:table-cell office:value-type="string" office:value="(not) yet, still">
            <text:p>(not) yet, sti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宿題はまだ終わっていません。">
            <text:p>宿題はまだ終わっていません。</text:p>
          </table:table-cell>
          <table:table-cell office:value-type="string" office:value="しゅくだい は まだ おわって いません。">
            <text:p>しゅくだい は まだ おわって いません。</text:p>
          </table:table-cell>
          <table:table-cell office:value-type="string" office:value="I haven't finished my homework yet.">
            <text:p>I haven't finished my homework yet.</text:p>
          </table:table-cell>
          <table:table-cell office:value-type="string" office:value="彼はまだ若いです。">
            <text:p>彼はまだ若いです。</text:p>
          </table:table-cell>
          <table:table-cell office:value-type="string" office:value="かれ は まだ わかい です。">
            <text:p>かれ は まだ わかい です。</text:p>
          </table:table-cell>
          <table:table-cell office:value-type="string" office:value="He's still young.">
            <text:p>He's still youn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あと">
            <text:p>あと</text:p>
          </table:table-cell>
          <table:table-cell office:value-type="string" office:value="あと">
            <text:p>あと</text:p>
          </table:table-cell>
          <table:table-cell office:value-type="string" office:value="after">
            <text:p>af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このあと、時間がありますか。">
            <text:p>このあと、時間がありますか。</text:p>
          </table:table-cell>
          <table:table-cell office:value-type="string" office:value="この あと、じかん が あります か。">
            <text:p>この あと、じかん が あります か。</text:p>
          </table:table-cell>
          <table:table-cell office:value-type="string" office:value="Do you have time after this?">
            <text:p>Do you have time after this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聞く">
            <text:p>聞く</text:p>
          </table:table-cell>
          <table:table-cell office:value-type="string" office:value="きく">
            <text:p>きく</text:p>
          </table:table-cell>
          <table:table-cell office:value-type="string" office:value="hear, ask, listen">
            <text:p>hear, ask, list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ラジオを聞いています。">
            <text:p>彼女はラジオを聞いています。</text:p>
          </table:table-cell>
          <table:table-cell office:value-type="string" office:value="かのじょ は ラジオ を きいて います。">
            <text:p>かのじょ は ラジオ を きいて います。</text:p>
          </table:table-cell>
          <table:table-cell office:value-type="string" office:value="She's listening to the radio.">
            <text:p>She's listening to the radio.</text:p>
          </table:table-cell>
          <table:table-cell office:value-type="string" office:value="誰かに聞いてみてください。">
            <text:p>誰かに聞いてみてください。</text:p>
          </table:table-cell>
          <table:table-cell office:value-type="string" office:value="だれ か に きいて みて ください。">
            <text:p>だれ か に きいて みて ください。</text:p>
          </table:table-cell>
          <table:table-cell office:value-type="string" office:value="Please ask someone.">
            <text:p>Please ask someon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言う">
            <text:p>言う</text:p>
          </table:table-cell>
          <table:table-cell office:value-type="string" office:value="いう">
            <text:p>いう</text:p>
          </table:table-cell>
          <table:table-cell office:value-type="string" office:value="say, tell">
            <text:p>say, t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上司が「一杯、飲もう」と言った。">
            <text:p>上司が「一杯、飲もう」と言った。</text:p>
          </table:table-cell>
          <table:table-cell office:value-type="string" office:value="じょうし が 「いっぱい のもう」 と いった。">
            <text:p>じょうし が 「いっぱい のもう」 と いった。</text:p>
          </table:table-cell>
          <table:table-cell office:value-type="string" office:value="My boss said: &quot;Let's have a drink.&quot;">
            <text:p>My boss said: "Let's have a drink."</text:p>
          </table:table-cell>
          <table:table-cell office:value-type="string" office:value="彼はまた電話すると言いました。">
            <text:p>彼はまた電話すると言いました。</text:p>
          </table:table-cell>
          <table:table-cell office:value-type="string" office:value="かれ は また でんわ する と いいました。">
            <text:p>かれ は また でんわ する と いいました。</text:p>
          </table:table-cell>
          <table:table-cell office:value-type="string" office:value="He said he'd call again.">
            <text:p>He said he'd call agai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少ない">
            <text:p>少ない</text:p>
          </table:table-cell>
          <table:table-cell office:value-type="string" office:value="すくない">
            <text:p>すくない</text:p>
          </table:table-cell>
          <table:table-cell office:value-type="string" office:value="few, little">
            <text:p>few, litt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年は雨が少ないです。">
            <text:p>今年は雨が少ないです。</text:p>
          </table:table-cell>
          <table:table-cell office:value-type="string" office:value="ことし は あめ が すくない です。">
            <text:p>ことし は あめ が すくない です。</text:p>
          </table:table-cell>
          <table:table-cell office:value-type="string" office:value="There's not much rain this year.">
            <text:p>There's not much rain this year.</text:p>
          </table:table-cell>
          <table:table-cell office:value-type="string" office:value="この町には外人が少ない。">
            <text:p>この町には外人が少ない。</text:p>
          </table:table-cell>
          <table:table-cell office:value-type="string" office:value="この まち に は がいじん が すくない。">
            <text:p>この まち に は がいじん が すくない。</text:p>
          </table:table-cell>
          <table:table-cell office:value-type="string" office:value="There are few foreigners in this town.">
            <text:p>There are few foreigners in this tow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高い">
            <text:p>高い</text:p>
          </table:table-cell>
          <table:table-cell office:value-type="string" office:value="たかい">
            <text:p>たかい</text:p>
          </table:table-cell>
          <table:table-cell office:value-type="string" office:value="high, tall">
            <text:p>high, ta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彼はクラスで一番背が高い。">
            <text:p>彼はクラスで一番背が高い。</text:p>
          </table:table-cell>
          <table:table-cell office:value-type="string" office:value="かれ は クラス で いちばん せ が たかい。">
            <text:p>かれ は クラス で いちばん せ が たかい。</text:p>
          </table:table-cell>
          <table:table-cell office:value-type="string" office:value="He's the tallest in class.">
            <text:p>He's the tallest in clas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子供">
            <text:p>子供</text:p>
          </table:table-cell>
          <table:table-cell office:value-type="string" office:value="こども">
            <text:p>こども</text:p>
          </table:table-cell>
          <table:table-cell office:value-type="string" office:value="child">
            <text:p>chi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車で子供が騒いでいた。">
            <text:p>電車で子供が騒いでいた。</text:p>
          </table:table-cell>
          <table:table-cell office:value-type="string" office:value="でんしゃ で こども が さわいで いた。">
            <text:p>でんしゃ で こども が さわいで いた。</text:p>
          </table:table-cell>
          <table:table-cell office:value-type="string" office:value="Children were making a lot of noise in the train.">
            <text:p>Children were making a lot of noise in the train.</text:p>
          </table:table-cell>
          <table:table-cell office:value-type="string" office:value="子供はカレーライスが好きです。">
            <text:p>子供はカレーライスが好きです。</text:p>
          </table:table-cell>
          <table:table-cell office:value-type="string" office:value="こども は カレーライス が すき です。">
            <text:p>こども は カレーライス が すき です。</text:p>
          </table:table-cell>
          <table:table-cell office:value-type="string" office:value="Kids like curry and rice.">
            <text:p>Kids like curry and ric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そう">
            <text:p>そう</text:p>
          </table:table-cell>
          <table:table-cell office:value-type="string" office:value="そう">
            <text:p>そう</text:p>
          </table:table-cell>
          <table:table-cell office:value-type="string" office:value="so, that way">
            <text:p>so, that w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もそう思います。">
            <text:p>私もそう思います。</text:p>
          </table:table-cell>
          <table:table-cell office:value-type="string" office:value="わたし も そう おもいます。">
            <text:p>わたし も そう おもいます。</text:p>
          </table:table-cell>
          <table:table-cell office:value-type="string" office:value="That's what I think too.">
            <text:p>That's what I think too.</text:p>
          </table:table-cell>
          <table:table-cell office:value-type="string" office:value="彼女はそう言いました。">
            <text:p>彼女はそう言いました。</text:p>
          </table:table-cell>
          <table:table-cell office:value-type="string" office:value="かのじょ は そう いいました。">
            <text:p>かのじょ は そう いいました。</text:p>
          </table:table-cell>
          <table:table-cell office:value-type="string" office:value="She said so.">
            <text:p>She said so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もう">
            <text:p>もう</text:p>
          </table:table-cell>
          <table:table-cell office:value-type="string" office:value="もう">
            <text:p>もう</text:p>
          </table:table-cell>
          <table:table-cell office:value-type="string" office:value="already, yet">
            <text:p>already, ye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もう帰りました。">
            <text:p>彼はもう帰りました。</text:p>
          </table:table-cell>
          <table:table-cell office:value-type="string" office:value="かれ は もう かえりました。">
            <text:p>かれ は もう かえりました。</text:p>
          </table:table-cell>
          <table:table-cell office:value-type="string" office:value="He's already gone home.">
            <text:p>He's already gone home.</text:p>
          </table:table-cell>
          <table:table-cell office:value-type="string" office:value="もうお金が無くなりました。">
            <text:p>もうお金が無くなりました。</text:p>
          </table:table-cell>
          <table:table-cell office:value-type="string" office:value="もう おかね が なくなりました。">
            <text:p>もう おかね が なくなりました。</text:p>
          </table:table-cell>
          <table:table-cell office:value-type="string" office:value="I've run out of money already.">
            <text:p>I've run out of money alread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学生">
            <text:p>学生</text:p>
          </table:table-cell>
          <table:table-cell office:value-type="string" office:value="がくせい">
            <text:p>がくせい</text:p>
          </table:table-cell>
          <table:table-cell office:value-type="string" office:value="student">
            <text:p>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真面目な学生です。">
            <text:p>彼は真面目な学生です。</text:p>
          </table:table-cell>
          <table:table-cell office:value-type="string" office:value="かれ は まじめな がくせい です。">
            <text:p>かれ は まじめな がくせい です。</text:p>
          </table:table-cell>
          <table:table-cell office:value-type="string" office:value="He's a serious student.">
            <text:p>He's a serious student.</text:p>
          </table:table-cell>
          <table:table-cell office:value-type="string" office:value="僕は学生です。">
            <text:p>僕は学生です。</text:p>
          </table:table-cell>
          <table:table-cell office:value-type="string" office:value="ぼく は がくせい です。">
            <text:p>ぼく は がくせい です。</text:p>
          </table:table-cell>
          <table:table-cell office:value-type="string" office:value="I'm a student.">
            <text:p>I'm a studen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熱い">
            <text:p>熱い</text:p>
          </table:table-cell>
          <table:table-cell office:value-type="string" office:value="あつい">
            <text:p>あつい</text:p>
          </table:table-cell>
          <table:table-cell office:value-type="string" office:value="hot (to touch)">
            <text:p>hot (to touch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スープはとても熱い。">
            <text:p>このスープはとても熱い。</text:p>
          </table:table-cell>
          <table:table-cell office:value-type="string" office:value="この スープ は とても あつい。">
            <text:p>この スープ は とても あつい。</text:p>
          </table:table-cell>
          <table:table-cell office:value-type="string" office:value="This soup is very hot.">
            <text:p>This soup is very hot.</text:p>
          </table:table-cell>
          <table:table-cell office:value-type="string" office:value="私のお祖母ちゃんは熱いお茶が好きです。">
            <text:p>私のお祖母ちゃんは熱いお茶が好きです。</text:p>
          </table:table-cell>
          <table:table-cell office:value-type="string" office:value="わたし の おばあちゃん は あつい おちゃ が すき です 。">
            <text:p>わたし の おばあちゃん は あつい おちゃ が すき です 。</text:p>
          </table:table-cell>
          <table:table-cell office:value-type="string" office:value="My grandmother likes hot tea.">
            <text:p>My grandmother likes hot tea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どうぞ">
            <text:p>どうぞ</text:p>
          </table:table-cell>
          <table:table-cell office:value-type="string" office:value="どうぞ">
            <text:p>どうぞ</text:p>
          </table:table-cell>
          <table:table-cell office:value-type="string" office:value="please">
            <text:p>pleas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ちらへどうぞ。">
            <text:p>こちらへどうぞ。</text:p>
          </table:table-cell>
          <table:table-cell office:value-type="string" office:value="こちら へ どうぞ。">
            <text:p>こちら へ どうぞ。</text:p>
          </table:table-cell>
          <table:table-cell office:value-type="string" office:value="This way please.">
            <text:p>This way please.</text:p>
          </table:table-cell>
          <table:table-cell office:value-type="string" office:value="次の方、どうぞ。">
            <text:p>次の方、どうぞ。</text:p>
          </table:table-cell>
          <table:table-cell office:value-type="string" office:value="つぎ の かた、どうぞ。">
            <text:p>つぎ の かた、どうぞ。</text:p>
          </table:table-cell>
          <table:table-cell office:value-type="string" office:value="Next please.">
            <text:p>Next pleas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午後">
            <text:p>午後</text:p>
          </table:table-cell>
          <table:table-cell office:value-type="string" office:value="ごご">
            <text:p>ごご</text:p>
          </table:table-cell>
          <table:table-cell office:value-type="string" office:value="afternoon, p.m.">
            <text:p>afternoon, p.m.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の午後、お客様が来る。">
            <text:p>明日の午後、お客様が来る。</text:p>
          </table:table-cell>
          <table:table-cell office:value-type="string" office:value="あす の ごご おきゃくさま が くる。">
            <text:p>あす の ごご おきゃくさま が くる。</text:p>
          </table:table-cell>
          <table:table-cell office:value-type="string" office:value="A guest is coming to visit tomorrow afternoon.">
            <text:p>A guest is coming to visit tomorrow afternoon.</text:p>
          </table:table-cell>
          <table:table-cell office:value-type="string" office:value="午後8時に大阪に着きます。">
            <text:p>午後8時に大阪に着きます。</text:p>
          </table:table-cell>
          <table:table-cell office:value-type="string" office:value="ごご 8 じ に おおさか に つきます。">
            <text:p>ごご 8 じ に おおさか に つきます。</text:p>
          </table:table-cell>
          <table:table-cell office:value-type="string" office:value="I will arrive in Osaka at 8:00 pm.">
            <text:p>I will arrive in Osaka at 8:00 pm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長い">
            <text:p>長い</text:p>
          </table:table-cell>
          <table:table-cell office:value-type="string" office:value="ながい">
            <text:p>ながい</text:p>
          </table:table-cell>
          <table:table-cell office:value-type="string" office:value="long">
            <text:p>lo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の髪はとても長い。">
            <text:p>彼女の髪はとても長い。</text:p>
          </table:table-cell>
          <table:table-cell office:value-type="string" office:value="かのじょ の かみ は とても ながい。">
            <text:p>かのじょ の かみ は とても ながい。</text:p>
          </table:table-cell>
          <table:table-cell office:value-type="string" office:value="Her hair is very long.">
            <text:p>Her hair is very long.</text:p>
          </table:table-cell>
          <table:table-cell office:value-type="string" office:value="夏は日が長い。">
            <text:p>夏は日が長い。</text:p>
          </table:table-cell>
          <table:table-cell office:value-type="string" office:value="なつ は ひ が ながい。">
            <text:p>なつ は ひ が ながい。</text:p>
          </table:table-cell>
          <table:table-cell office:value-type="string" office:value="Days are longer in summer.">
            <text:p>Days are longer in summ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本">
            <text:p>本</text:p>
          </table:table-cell>
          <table:table-cell office:value-type="string" office:value="ほん">
            <text:p>ほん</text:p>
          </table:table-cell>
          <table:table-cell office:value-type="string" office:value="book">
            <text:p>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本を1冊買いました。">
            <text:p>本を1冊買いました。</text:p>
          </table:table-cell>
          <table:table-cell office:value-type="string" office:value="ほん を 1 さつ かいました。">
            <text:p>ほん を 1 さつ かいました。</text:p>
          </table:table-cell>
          <table:table-cell office:value-type="string" office:value="I bought one book.">
            <text:p>I bought one book.</text:p>
          </table:table-cell>
          <table:table-cell office:value-type="string" office:value="この本はすごく面白かった。">
            <text:p>この本はすごく面白かった。</text:p>
          </table:table-cell>
          <table:table-cell office:value-type="string" office:value="この ほん は すごく おもしろかった。">
            <text:p>この ほん は すごく おもしろかった。</text:p>
          </table:table-cell>
          <table:table-cell office:value-type="string" office:value="This book was very interesting.">
            <text:p>This book was very interestin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今年">
            <text:p>今年</text:p>
          </table:table-cell>
          <table:table-cell office:value-type="string" office:value="ことし">
            <text:p>ことし</text:p>
          </table:table-cell>
          <table:table-cell office:value-type="string" office:value="this year (colloquial)">
            <text:p>this yea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年はイタリアに旅行したい。">
            <text:p>今年はイタリアに旅行したい。</text:p>
          </table:table-cell>
          <table:table-cell office:value-type="string" office:value="ことし は イタリア に りょこう したい。">
            <text:p>ことし は イタリア に りょこう したい。</text:p>
          </table:table-cell>
          <table:table-cell office:value-type="string" office:value="I want to travel to Italy this year.">
            <text:p>I want to travel to Italy this year.</text:p>
          </table:table-cell>
          <table:table-cell office:value-type="string" office:value="今年は雨が少ないです。">
            <text:p>今年は雨が少ないです。</text:p>
          </table:table-cell>
          <table:table-cell office:value-type="string" office:value="ことし は あめ が すくない です。">
            <text:p>ことし は あめ が すくない です。</text:p>
          </table:table-cell>
          <table:table-cell office:value-type="string" office:value="There's not much rain this year.">
            <text:p>There's not much rain this yea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よく">
            <text:p>よく</text:p>
          </table:table-cell>
          <table:table-cell office:value-type="string" office:value="よく">
            <text:p>よく</text:p>
          </table:table-cell>
          <table:table-cell office:value-type="string" office:value="often, well">
            <text:p>often, we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よく旅行に行きます。">
            <text:p>彼女はよく旅行に行きます。</text:p>
          </table:table-cell>
          <table:table-cell office:value-type="string" office:value="かのじょ は よく りょこう に いきます。">
            <text:p>かのじょ は よく りょこう に いきます。</text:p>
          </table:table-cell>
          <table:table-cell office:value-type="string" office:value="She often goes on holiday.">
            <text:p>She often goes on holiday.</text:p>
          </table:table-cell>
          <table:table-cell office:value-type="string" office:value="彼はよく映画を見ます。">
            <text:p>彼はよく映画を見ます。</text:p>
          </table:table-cell>
          <table:table-cell office:value-type="string" office:value="かれ は よく えいが を みます。">
            <text:p>かれ は よく えいが を みます。</text:p>
          </table:table-cell>
          <table:table-cell office:value-type="string" office:value="He often watches movies.">
            <text:p>He often watches movie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彼女">
            <text:p>彼女</text:p>
          </table:table-cell>
          <table:table-cell office:value-type="string" office:value="かのじょ">
            <text:p>かのじょ</text:p>
          </table:table-cell>
          <table:table-cell office:value-type="string" office:value="she, girlfriend">
            <text:p>she, girlfriend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彼女はOLです。">
            <text:p>彼女はOLです。</text:p>
          </table:table-cell>
          <table:table-cell office:value-type="string" office:value="かのじょ は オーエル です。">
            <text:p>かのじょ は オーエル です。</text:p>
          </table:table-cell>
          <table:table-cell office:value-type="string" office:value="She's an office worker.">
            <text:p>She's an office worker.</text:p>
          </table:table-cell>
          <table:table-cell office:value-type="string" office:value="彼女はいつも元気だ。">
            <text:p>彼女はいつも元気だ。</text:p>
          </table:table-cell>
          <table:table-cell office:value-type="string" office:value="かのじょ は いつも げんき だ。">
            <text:p>かのじょ は いつも げんき だ。</text:p>
          </table:table-cell>
          <table:table-cell office:value-type="string" office:value="She's always full of energy.">
            <text:p>She's always full of energ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どう">
            <text:p>どう</text:p>
          </table:table-cell>
          <table:table-cell office:value-type="string" office:value="どう">
            <text:p>どう</text:p>
          </table:table-cell>
          <table:table-cell office:value-type="string" office:value="how, what">
            <text:p>how, what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あなたはどう思いますか。">
            <text:p>あなたはどう思いますか。</text:p>
          </table:table-cell>
          <table:table-cell office:value-type="string" office:value="あなた は どう おもいます か。">
            <text:p>あなた は どう おもいます か。</text:p>
          </table:table-cell>
          <table:table-cell office:value-type="string" office:value="What do you think?">
            <text:p>What do you think?</text:p>
          </table:table-cell>
          <table:table-cell office:value-type="string" office:value="私はどうしたらいいですか。">
            <text:p>私はどうしたらいいですか。</text:p>
          </table:table-cell>
          <table:table-cell office:value-type="string" office:value="わたし は どう したら いい です か。">
            <text:p>わたし は どう したら いい です か。</text:p>
          </table:table-cell>
          <table:table-cell office:value-type="string" office:value="What should I do?">
            <text:p>What should I do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言葉">
            <text:p>言葉</text:p>
          </table:table-cell>
          <table:table-cell office:value-type="string" office:value="ことば">
            <text:p>ことば</text:p>
          </table:table-cell>
          <table:table-cell office:value-type="string" office:value="word, language">
            <text:p>word, langu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言葉の意味が分かりません。">
            <text:p>この言葉の意味が分かりません。</text:p>
          </table:table-cell>
          <table:table-cell office:value-type="string" office:value="この ことば の いみ が わかりません。">
            <text:p>この ことば の いみ が わかりません。</text:p>
          </table:table-cell>
          <table:table-cell office:value-type="string" office:value="I don't understand the meaning of this word.">
            <text:p>I don't understand the meaning of this word.</text:p>
          </table:table-cell>
          <table:table-cell office:value-type="string" office:value="言葉に気を付けてください。">
            <text:p>言葉に気を付けてください。</text:p>
          </table:table-cell>
          <table:table-cell office:value-type="string" office:value="ことば に き を つけて ください。">
            <text:p>ことば に き を つけて ください。</text:p>
          </table:table-cell>
          <table:table-cell office:value-type="string" office:value="Watch your mouth.">
            <text:p>Watch your mouth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顔">
            <text:p>顔</text:p>
          </table:table-cell>
          <table:table-cell office:value-type="string" office:value="かお">
            <text:p>かお</text:p>
          </table:table-cell>
          <table:table-cell office:value-type="string" office:value="face">
            <text:p>f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タオルで顔を拭きました。">
            <text:p>彼はタオルで顔を拭きました。</text:p>
          </table:table-cell>
          <table:table-cell office:value-type="string" office:value="かれ は タオル で かお を ふきました。">
            <text:p>かれ は タオル で かお を ふきました。</text:p>
          </table:table-cell>
          <table:table-cell office:value-type="string" office:value="He wiped his face with a towel.">
            <text:p>He wiped his face with a towel.</text:p>
          </table:table-cell>
          <table:table-cell office:value-type="string" office:value="早く顔を洗いなさい。">
            <text:p>早く顔を洗いなさい。</text:p>
          </table:table-cell>
          <table:table-cell office:value-type="string" office:value="はやく かお を あらいなさい。">
            <text:p>はやく かお を あらいなさい。</text:p>
          </table:table-cell>
          <table:table-cell office:value-type="string" office:value="Hurry up and wash your face.">
            <text:p>Hurry up and wash your fac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終わる">
            <text:p>終わる</text:p>
          </table:table-cell>
          <table:table-cell office:value-type="string" office:value="おわる">
            <text:p>おわる</text:p>
          </table:table-cell>
          <table:table-cell office:value-type="string" office:value="finish, end">
            <text:p>finish, 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会議は4時に終わります。">
            <text:p>会議は4時に終わります。</text:p>
          </table:table-cell>
          <table:table-cell office:value-type="string" office:value="かいぎ は 4 じ に おわります。">
            <text:p>かいぎ は 4 じ に おわります。</text:p>
          </table:table-cell>
          <table:table-cell office:value-type="string" office:value="The conference ends at four o'clock.">
            <text:p>The conference ends at four o'clock.</text:p>
          </table:table-cell>
          <table:table-cell office:value-type="string" office:value="やっと仕事が終わりました。">
            <text:p>やっと仕事が終わりました。</text:p>
          </table:table-cell>
          <table:table-cell office:value-type="string" office:value="やっと しごと が おわりました。">
            <text:p>やっと しごと が おわりました。</text:p>
          </table:table-cell>
          <table:table-cell office:value-type="string" office:value="Finally, I finished my work.">
            <text:p>Finally, I finished my wor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一つ">
            <text:p>一つ</text:p>
          </table:table-cell>
          <table:table-cell office:value-type="string" office:value="ひとつ">
            <text:p>ひとつ</text:p>
          </table:table-cell>
          <table:table-cell office:value-type="string" office:value="one (thing)">
            <text:p>one (th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を一つください。">
            <text:p>それを一つください。</text:p>
          </table:table-cell>
          <table:table-cell office:value-type="string" office:value="それ を ひとつ ください。">
            <text:p>それ を ひとつ ください。</text:p>
          </table:table-cell>
          <table:table-cell office:value-type="string" office:value="Please give me one of those.">
            <text:p>Please give me one of those.</text:p>
          </table:table-cell>
          <table:table-cell office:value-type="string" office:value="問題が一つあります。">
            <text:p>問題が一つあります。</text:p>
          </table:table-cell>
          <table:table-cell office:value-type="string" office:value="もんだい が ひとつ あります。">
            <text:p>もんだい が ひとつ あります。</text:p>
          </table:table-cell>
          <table:table-cell office:value-type="string" office:value="There's one problem.">
            <text:p>There's one problem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あげる">
            <text:p>あげる</text:p>
          </table:table-cell>
          <table:table-cell office:value-type="string" office:value="あげる">
            <text:p>あげる</text:p>
          </table:table-cell>
          <table:table-cell office:value-type="string" office:value="give, offer (colloquial)">
            <text:p>give, offer (colloqui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本、あなたにあげます。">
            <text:p>この本、あなたにあげます。</text:p>
          </table:table-cell>
          <table:table-cell office:value-type="string" office:value="この ほん、あなた に あげます。">
            <text:p>この ほん、あなた に あげます。</text:p>
          </table:table-cell>
          <table:table-cell office:value-type="string" office:value="I'll give you this book.">
            <text:p>I'll give you this book.</text:p>
          </table:table-cell>
          <table:table-cell office:value-type="string" office:value="赤ちゃんにミルクをあげた。">
            <text:p>赤ちゃんにミルクをあげた。</text:p>
          </table:table-cell>
          <table:table-cell office:value-type="string" office:value="あかちゃん に ミルク を あげた。">
            <text:p>あかちゃん に ミルク を あげた。</text:p>
          </table:table-cell>
          <table:table-cell office:value-type="string" office:value="I gave the baby some milk.">
            <text:p>I gave the baby some mil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こう">
            <text:p>こう</text:p>
          </table:table-cell>
          <table:table-cell office:value-type="string" office:value="こう">
            <text:p>こう</text:p>
          </table:table-cell>
          <table:table-cell office:value-type="string" office:value="like this, such">
            <text:p>like this, s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う小さい字は読めない。">
            <text:p>こう小さい字は読めない。</text:p>
          </table:table-cell>
          <table:table-cell office:value-type="string" office:value="こう ちいさい じ は よめない。">
            <text:p>こう ちいさい じ は よめない。</text:p>
          </table:table-cell>
          <table:table-cell office:value-type="string" office:value="I can't read such small letters.">
            <text:p>I can't read such small letters.</text:p>
          </table:table-cell>
          <table:table-cell office:value-type="string" office:value="母はいつも私に「こうしなさい。」と言います。">
            <text:p>母はいつも私に「こうしなさい。」と言います。</text:p>
          </table:table-cell>
          <table:table-cell office:value-type="string" office:value="はは は いつも わたし に 「こう しなさい。」 と いいます。">
            <text:p>はは は いつも わたし に 「こう しなさい。」 と いいます。</text:p>
          </table:table-cell>
          <table:table-cell office:value-type="string" office:value="My mother always tells to do things &quot;this (her) way.&quot;">
            <text:p>My mother always tells to do things "this (her) way."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学校">
            <text:p>学校</text:p>
          </table:table-cell>
          <table:table-cell office:value-type="string" office:value="がっこう">
            <text:p>がっこう</text:p>
          </table:table-cell>
          <table:table-cell office:value-type="string" office:value="school">
            <text:p>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校は8時半に始まります。">
            <text:p>学校は8時半に始まります。</text:p>
          </table:table-cell>
          <table:table-cell office:value-type="string" office:value="がっこう は 8 じ はん に はじまります。">
            <text:p>がっこう は 8 じ はん に はじまります。</text:p>
          </table:table-cell>
          <table:table-cell office:value-type="string" office:value="School starts at 8:30.">
            <text:p>School starts at 8:30.</text:p>
          </table:table-cell>
          <table:table-cell office:value-type="string" office:value="この学校は1クラス30人です。">
            <text:p>この学校は1クラス30人です。</text:p>
          </table:table-cell>
          <table:table-cell office:value-type="string" office:value="この がっこう は 1 クラス 30 にん です。">
            <text:p>この がっこう は 1 クラス 30 にん です。</text:p>
          </table:table-cell>
          <table:table-cell office:value-type="string" office:value="This school has 30 people in each class.">
            <text:p>This school has 30 people in each clas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くれる">
            <text:p>くれる</text:p>
          </table:table-cell>
          <table:table-cell office:value-type="string" office:value="くれる">
            <text:p>くれる</text:p>
          </table:table-cell>
          <table:table-cell office:value-type="string" office:value="be given">
            <text:p>be giv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が誕生日プレゼントをくれた。">
            <text:p>友達が誕生日プレゼントをくれた。</text:p>
          </table:table-cell>
          <table:table-cell office:value-type="string" office:value="ともだち が たんじょうび プレゼント を くれた。">
            <text:p>ともだち が たんじょうび プレゼント を くれた。</text:p>
          </table:table-cell>
          <table:table-cell office:value-type="string" office:value="My friend gave me a birthday present.">
            <text:p>My friend gave me a birthday present.</text:p>
          </table:table-cell>
          <table:table-cell office:value-type="string" office:value="父が本をくれました。">
            <text:p>父が本をくれました。</text:p>
          </table:table-cell>
          <table:table-cell office:value-type="string" office:value="ちち が ほん を くれました。">
            <text:p>ちち が ほん を くれました。</text:p>
          </table:table-cell>
          <table:table-cell office:value-type="string" office:value="My father gave me a book.">
            <text:p>My father gave me a boo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始める">
            <text:p>始める</text:p>
          </table:table-cell>
          <table:table-cell office:value-type="string" office:value="はじめる">
            <text:p>はじめる</text:p>
          </table:table-cell>
          <table:table-cell office:value-type="string" office:value="start (something)">
            <text:p>start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テストを始めてください。">
            <text:p>テストを始めてください。</text:p>
          </table:table-cell>
          <table:table-cell office:value-type="string" office:value="テスト を はじめて ください。">
            <text:p>テスト を はじめて ください。</text:p>
          </table:table-cell>
          <table:table-cell office:value-type="string" office:value="Please start the test.">
            <text:p>Please start the test.</text:p>
          </table:table-cell>
          <table:table-cell office:value-type="string" office:value="そろそろ始めましょうか。">
            <text:p>そろそろ始めましょうか。</text:p>
          </table:table-cell>
          <table:table-cell office:value-type="string" office:value="そろそろ はじめましょう か。">
            <text:p>そろそろ はじめましょう か。</text:p>
          </table:table-cell>
          <table:table-cell office:value-type="string" office:value="Shall we start?">
            <text:p>Shall we start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起きる">
            <text:p>起きる</text:p>
          </table:table-cell>
          <table:table-cell office:value-type="string" office:value="おきる">
            <text:p>おきる</text:p>
          </table:table-cell>
          <table:table-cell office:value-type="string" office:value="get up, get out of bed">
            <text:p>get up, get out of b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毎朝6時に起きます。">
            <text:p>私は毎朝6時に起きます。</text:p>
          </table:table-cell>
          <table:table-cell office:value-type="string" office:value="わたし は まいあさ 6 じ に おきます。">
            <text:p>わたし は まいあさ 6 じ に おきます。</text:p>
          </table:table-cell>
          <table:table-cell office:value-type="string" office:value="I get up at six o'clock every morning.">
            <text:p>I get up at six o'clock every morning.</text:p>
          </table:table-cell>
          <table:table-cell office:value-type="string" office:value="今日は7時に起きました。">
            <text:p>今日は7時に起きました。</text:p>
          </table:table-cell>
          <table:table-cell office:value-type="string" office:value="きょう は 7 じ に おきました。">
            <text:p>きょう は 7 じ に おきました。</text:p>
          </table:table-cell>
          <table:table-cell office:value-type="string" office:value="I got up at seven today.">
            <text:p>I got up at seven toda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春">
            <text:p>春</text:p>
          </table:table-cell>
          <table:table-cell office:value-type="string" office:value="はる">
            <text:p>はる</text:p>
          </table:table-cell>
          <table:table-cell office:value-type="string" office:value="spring">
            <text:p>sp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年の春は暖かいね。">
            <text:p>今年の春は暖かいね。</text:p>
          </table:table-cell>
          <table:table-cell office:value-type="string" office:value="ことし の はる は あたたかい ね。">
            <text:p>ことし の はる は あたたかい ね。</text:p>
          </table:table-cell>
          <table:table-cell office:value-type="string" office:value="It's warm this spring, don't you think?">
            <text:p>It's warm this spring, don't you think?</text:p>
          </table:table-cell>
          <table:table-cell office:value-type="string" office:value="私の一番好きな季節は春です。">
            <text:p>私の一番好きな季節は春です。</text:p>
          </table:table-cell>
          <table:table-cell office:value-type="string" office:value="わたし の いちばん すきな きせつ は はる です。">
            <text:p>わたし の いちばん すきな きせつ は はる です。</text:p>
          </table:table-cell>
          <table:table-cell office:value-type="string" office:value="My favorite season is spring.">
            <text:p>My favorite season is spring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午前">
            <text:p>午前</text:p>
          </table:table-cell>
          <table:table-cell office:value-type="string" office:value="ごぜん">
            <text:p>ごぜん</text:p>
          </table:table-cell>
          <table:table-cell office:value-type="string" office:value="morning, a.m.">
            <text:p>morning, a.m.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午前9時のニュースです。">
            <text:p>午前9時のニュースです。</text:p>
          </table:table-cell>
          <table:table-cell office:value-type="string" office:value="ごぜん 9 じ の ニュース です。">
            <text:p>ごぜん 9 じ の ニュース です。</text:p>
          </table:table-cell>
          <table:table-cell office:value-type="string" office:value="Now for the 9.00 a.m. news.">
            <text:p>Now for the 9.00 a.m. news.</text:p>
          </table:table-cell>
          <table:table-cell office:value-type="string" office:value="ロンドンには午前10時に着きます。">
            <text:p>ロンドンには午前10時に着きます。</text:p>
          </table:table-cell>
          <table:table-cell office:value-type="string" office:value="ロンドン に は ごぜん 10 じ に つきます。">
            <text:p>ロンドン に は ごぜん 10 じ に つきます。</text:p>
          </table:table-cell>
          <table:table-cell office:value-type="string" office:value="We're going to arrive in London at 10:00 a.m.">
            <text:p>We're going to arrive in London at 10:00 a.m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別">
            <text:p>別</text:p>
          </table:table-cell>
          <table:table-cell office:value-type="string" office:value="べつ">
            <text:p>べつ</text:p>
          </table:table-cell>
          <table:table-cell office:value-type="string" office:value="another, different">
            <text:p>another, differen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別の本も見せてください。">
            <text:p>別の本も見せてください。</text:p>
          </table:table-cell>
          <table:table-cell office:value-type="string" office:value="べつ の ほん も みせて ください。">
            <text:p>べつ の ほん も みせて ください。</text:p>
          </table:table-cell>
          <table:table-cell office:value-type="string" office:value="Please show me another book.">
            <text:p>Please show me another book.</text:p>
          </table:table-cell>
          <table:table-cell office:value-type="string" office:value="このTシャツの別の色はありますか。">
            <text:p>このTシャツの別の色はありますか。</text:p>
          </table:table-cell>
          <table:table-cell office:value-type="string" office:value="この ティーシャツ の べつ の いろ は あります か。">
            <text:p>この ティーシャツ の べつ の いろ は あります か。</text:p>
          </table:table-cell>
          <table:table-cell office:value-type="string" office:value="Do you have this T-shirt in another color?">
            <text:p>Do you have this T-shirt in another color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どこ">
            <text:p>どこ</text:p>
          </table:table-cell>
          <table:table-cell office:value-type="string" office:value="どこ">
            <text:p>どこ</text:p>
          </table:table-cell>
          <table:table-cell office:value-type="string" office:value="where">
            <text:p>where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あの本をどこに置きましたか。">
            <text:p>あの本をどこに置きましたか。</text:p>
          </table:table-cell>
          <table:table-cell office:value-type="string" office:value="あの ほん を どこ に おきました か。">
            <text:p>あの ほん を どこ に おきました か。</text:p>
          </table:table-cell>
          <table:table-cell office:value-type="string" office:value="Where did you put that book?">
            <text:p>Where did you put that book?</text:p>
          </table:table-cell>
          <table:table-cell office:value-type="string" office:value="郵便局はどこですか。">
            <text:p>郵便局はどこですか。</text:p>
          </table:table-cell>
          <table:table-cell office:value-type="string" office:value="ゆうびんきょく は どこ です か。">
            <text:p>ゆうびんきょく は どこ です か。</text:p>
          </table:table-cell>
          <table:table-cell office:value-type="string" office:value="Where's the post office?">
            <text:p>Where's the post office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部屋">
            <text:p>部屋</text:p>
          </table:table-cell>
          <table:table-cell office:value-type="string" office:value="へや">
            <text:p>へや</text:p>
          </table:table-cell>
          <table:table-cell office:value-type="string" office:value="room">
            <text:p>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部屋は2階にあります。">
            <text:p>私の部屋は2階にあります。</text:p>
          </table:table-cell>
          <table:table-cell office:value-type="string" office:value="わたし の へや は 2 かい に あります。">
            <text:p>わたし の へや は 2 かい に あります。</text:p>
          </table:table-cell>
          <table:table-cell office:value-type="string" office:value="My room is on the second floor.">
            <text:p>My room is on the second floor.</text:p>
          </table:table-cell>
          <table:table-cell office:value-type="string" office:value="そっちが私の部屋です。">
            <text:p>そっちが私の部屋です。</text:p>
          </table:table-cell>
          <table:table-cell office:value-type="string" office:value="そっち が わたし の へや です。">
            <text:p>そっち が わたし の へや です。</text:p>
          </table:table-cell>
          <table:table-cell office:value-type="string" office:value="That's my room over there.">
            <text:p>That's my room over ther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若い">
            <text:p>若い</text:p>
          </table:table-cell>
          <table:table-cell office:value-type="string" office:value="わかい">
            <text:p>わかい</text:p>
          </table:table-cell>
          <table:table-cell office:value-type="string" office:value="young">
            <text:p>you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まだ若いです。">
            <text:p>彼はまだ若いです。</text:p>
          </table:table-cell>
          <table:table-cell office:value-type="string" office:value="かれ は まだ わかい です。">
            <text:p>かれ は まだ わかい です。</text:p>
          </table:table-cell>
          <table:table-cell office:value-type="string" office:value="He's still young.">
            <text:p>He's still young.</text:p>
          </table:table-cell>
          <table:table-cell office:value-type="string" office:value="その店は若い客が多いです。">
            <text:p>その店は若い客が多いです。</text:p>
          </table:table-cell>
          <table:table-cell office:value-type="string" office:value="その みせ は わかい きゃく が おおい です。">
            <text:p>その みせ は わかい きゃく が おおい です。</text:p>
          </table:table-cell>
          <table:table-cell office:value-type="string" office:value="That shop has a lot of young customers.">
            <text:p>That shop has a lot of young customer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車">
            <text:p>車</text:p>
          </table:table-cell>
          <table:table-cell office:value-type="string" office:value="くるま">
            <text:p>くるま</text:p>
          </table:table-cell>
          <table:table-cell office:value-type="string" office:value="car, automobile">
            <text:p>car, automobi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弟が車を買った。">
            <text:p>弟が車を買った。</text:p>
          </table:table-cell>
          <table:table-cell office:value-type="string" office:value="おとうと が くるま を かった。">
            <text:p>おとうと が くるま を かった。</text:p>
          </table:table-cell>
          <table:table-cell office:value-type="string" office:value="My younger brother bought a car.">
            <text:p>My younger brother bought a car.</text:p>
          </table:table-cell>
          <table:table-cell office:value-type="string" office:value="車を止めて。">
            <text:p>車を止めて。</text:p>
          </table:table-cell>
          <table:table-cell office:value-type="string" office:value="くるま を とめて。">
            <text:p>くるま を とめて。</text:p>
          </table:table-cell>
          <table:table-cell office:value-type="string" office:value="Stop the car.">
            <text:p>Stop the ca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置く">
            <text:p>置く</text:p>
          </table:table-cell>
          <table:table-cell office:value-type="string" office:value="おく">
            <text:p>おく</text:p>
          </table:table-cell>
          <table:table-cell office:value-type="string" office:value="put, place">
            <text:p>put, pla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かばんをいすの上に置きました。">
            <text:p>彼はかばんをいすの上に置きました。</text:p>
          </table:table-cell>
          <table:table-cell office:value-type="string" office:value="かれ は かばん を いす の うえ に おきました。">
            <text:p>かれ は かばん を いす の うえ に おきました。</text:p>
          </table:table-cell>
          <table:table-cell office:value-type="string" office:value="He put the bag on the chair.">
            <text:p>He put the bag on the chair.</text:p>
          </table:table-cell>
          <table:table-cell office:value-type="string" office:value="あの本をどこに置きましたか。">
            <text:p>あの本をどこに置きましたか。</text:p>
          </table:table-cell>
          <table:table-cell office:value-type="string" office:value="あの ほん を どこ に おきました か。">
            <text:p>あの ほん を どこ に おきました か。</text:p>
          </table:table-cell>
          <table:table-cell office:value-type="string" office:value="Where did you put that book?">
            <text:p>Where did you put that book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住む">
            <text:p>住む</text:p>
          </table:table-cell>
          <table:table-cell office:value-type="string" office:value="すむ">
            <text:p>すむ</text:p>
          </table:table-cell>
          <table:table-cell office:value-type="string" office:value="live, reside">
            <text:p>live, resid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会社の近くに住んでいる。">
            <text:p>彼は会社の近くに住んでいる。</text:p>
          </table:table-cell>
          <table:table-cell office:value-type="string" office:value="かれ は かいしゃ の ちかく に すんで いる。">
            <text:p>かれ は かいしゃ の ちかく に すんで いる。</text:p>
          </table:table-cell>
          <table:table-cell office:value-type="string" office:value="He lives near his office.">
            <text:p>He lives near his office.</text:p>
          </table:table-cell>
          <table:table-cell office:value-type="string" office:value="彼はアパートに住んでいます。">
            <text:p>彼はアパートに住んでいます。</text:p>
          </table:table-cell>
          <table:table-cell office:value-type="string" office:value="かれ は アパート に すんで います。">
            <text:p>かれ は アパート に すんで います。</text:p>
          </table:table-cell>
          <table:table-cell office:value-type="string" office:value="He lives in an apartment.">
            <text:p>He lives in an apartmen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働く">
            <text:p>働く</text:p>
          </table:table-cell>
          <table:table-cell office:value-type="string" office:value="はたらく">
            <text:p>はたらく</text:p>
          </table:table-cell>
          <table:table-cell office:value-type="string" office:value="work">
            <text:p>wor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姉は銀行で働いています。">
            <text:p>姉は銀行で働いています。</text:p>
          </table:table-cell>
          <table:table-cell office:value-type="string" office:value="あね は ぎんこう で はたらいて います。">
            <text:p>あね は ぎんこう で はたらいて います。</text:p>
          </table:table-cell>
          <table:table-cell office:value-type="string" office:value="My big sister works at a bank.">
            <text:p>My big sister works at a bank.</text:p>
          </table:table-cell>
          <table:table-cell office:value-type="string" office:value="彼女はパートで働いています。">
            <text:p>彼女はパートで働いています。</text:p>
          </table:table-cell>
          <table:table-cell office:value-type="string" office:value="かのじょ は パート で はたらいて います。">
            <text:p>かのじょ は パート で はたらいて います。</text:p>
          </table:table-cell>
          <table:table-cell office:value-type="string" office:value="She is working part time.">
            <text:p>She is working part tim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難しい">
            <text:p>難しい</text:p>
          </table:table-cell>
          <table:table-cell office:value-type="string" office:value="むずかしい">
            <text:p>むずかしい</text:p>
          </table:table-cell>
          <table:table-cell office:value-type="string" office:value="difficult">
            <text:p>difficul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本は難しいですね。">
            <text:p>この本は難しいですね。</text:p>
          </table:table-cell>
          <table:table-cell office:value-type="string" office:value="この ほん は むずかしい です ね。">
            <text:p>この ほん は むずかしい です ね。</text:p>
          </table:table-cell>
          <table:table-cell office:value-type="string" office:value="This book is difficult.">
            <text:p>This book is difficult.</text:p>
          </table:table-cell>
          <table:table-cell office:value-type="string" office:value="外国語を習うのは難しい。">
            <text:p>外国語を習うのは難しい。</text:p>
          </table:table-cell>
          <table:table-cell office:value-type="string" office:value="がいこく ご を ならう の は むずかしい 。">
            <text:p>がいこく ご を ならう の は むずかしい 。</text:p>
          </table:table-cell>
          <table:table-cell office:value-type="string" office:value="Learning foreign languages is hard.">
            <text:p>Learning foreign languages is hard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先生">
            <text:p>先生</text:p>
          </table:table-cell>
          <table:table-cell office:value-type="string" office:value="せんせい">
            <text:p>せんせい</text:p>
          </table:table-cell>
          <table:table-cell office:value-type="string" office:value="teacher (colloquial)">
            <text:p>teache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日本語の先生になりたいです。">
            <text:p>私は日本語の先生になりたいです。</text:p>
          </table:table-cell>
          <table:table-cell office:value-type="string" office:value="わたし は にほん ご の せんせい に なりたい です。">
            <text:p>わたし は にほん ご の せんせい に なりたい です。</text:p>
          </table:table-cell>
          <table:table-cell office:value-type="string" office:value="I want to become a Japanese teacher.">
            <text:p>I want to become a Japanese teacher.</text:p>
          </table:table-cell>
          <table:table-cell office:value-type="string" office:value="彼の父親は先生です。">
            <text:p>彼の父親は先生です。</text:p>
          </table:table-cell>
          <table:table-cell office:value-type="string" office:value="かれ の ちちおや は せんせい です。">
            <text:p>かれ の ちちおや は せんせい です。</text:p>
          </table:table-cell>
          <table:table-cell office:value-type="string" office:value="His father is a teacher.">
            <text:p>His father is a teach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立つ">
            <text:p>立つ</text:p>
          </table:table-cell>
          <table:table-cell office:value-type="string" office:value="たつ">
            <text:p>たつ</text:p>
          </table:table-cell>
          <table:table-cell office:value-type="string" office:value="stand, rise">
            <text:p>stand, ri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ステージに立った。">
            <text:p>彼はステージに立った。</text:p>
          </table:table-cell>
          <table:table-cell office:value-type="string" office:value="かれ は ステージ に たった。">
            <text:p>かれ は ステージ に たった。</text:p>
          </table:table-cell>
          <table:table-cell office:value-type="string" office:value="He stood on stage.">
            <text:p>He stood on stage.</text:p>
          </table:table-cell>
          <table:table-cell office:value-type="string" office:value="道の真ん中に人が立っている。">
            <text:p>道の真ん中に人が立っている。</text:p>
          </table:table-cell>
          <table:table-cell office:value-type="string" office:value="みち の まんなか に ひと が たって いる。">
            <text:p>みち の まんなか に ひと が たって いる。</text:p>
          </table:table-cell>
          <table:table-cell office:value-type="string" office:value="Someone is standing in the middle of the road.">
            <text:p>Someone is standing in the middle of the road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呼ぶ">
            <text:p>呼ぶ</text:p>
          </table:table-cell>
          <table:table-cell office:value-type="string" office:value="よぶ">
            <text:p>よぶ</text:p>
          </table:table-cell>
          <table:table-cell office:value-type="string" office:value="call, name">
            <text:p>call, na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ウェイターを呼びましょう。">
            <text:p>ウェイターを呼びましょう。</text:p>
          </table:table-cell>
          <table:table-cell office:value-type="string" office:value="ウェイター を よびましょう。">
            <text:p>ウェイター を よびましょう。</text:p>
          </table:table-cell>
          <table:table-cell office:value-type="string" office:value="Let's call the waiter.">
            <text:p>Let's call the waiter.</text:p>
          </table:table-cell>
          <table:table-cell office:value-type="string" office:value="タクシーを呼んでください。">
            <text:p>タクシーを呼んでください。</text:p>
          </table:table-cell>
          <table:table-cell office:value-type="string" office:value="タクシー を よんで ください。">
            <text:p>タクシー を よんで ください。</text:p>
          </table:table-cell>
          <table:table-cell office:value-type="string" office:value="Please call a taxi.">
            <text:p>Please call a taxi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大学">
            <text:p>大学</text:p>
          </table:table-cell>
          <table:table-cell office:value-type="string" office:value="だいがく">
            <text:p>だいがく</text:p>
          </table:table-cell>
          <table:table-cell office:value-type="string" office:value="university, college">
            <text:p>university, colle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学に行ってもっと勉強したいです。">
            <text:p>大学に行ってもっと勉強したいです。</text:p>
          </table:table-cell>
          <table:table-cell office:value-type="string" office:value="だいがく に いって もっと べんきょう したい です。">
            <text:p>だいがく に いって もっと べんきょう したい です。</text:p>
          </table:table-cell>
          <table:table-cell office:value-type="string" office:value="I want to go to college and study more.">
            <text:p>I want to go to college and study more.</text:p>
          </table:table-cell>
          <table:table-cell office:value-type="string" office:value="うちの息子は大学1年生です。">
            <text:p>うちの息子は大学1年生です。</text:p>
          </table:table-cell>
          <table:table-cell office:value-type="string" office:value="うち の むすこ は だいがく 1 ねんせい です。">
            <text:p>うち の むすこ は だいがく 1 ねんせい です。</text:p>
          </table:table-cell>
          <table:table-cell office:value-type="string" office:value="My son's a college freshman.">
            <text:p>My son's a college freshma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安い">
            <text:p>安い</text:p>
          </table:table-cell>
          <table:table-cell office:value-type="string" office:value="やすい">
            <text:p>やすい</text:p>
          </table:table-cell>
          <table:table-cell office:value-type="string" office:value="cheap, inexpensive">
            <text:p>cheap, inexpensiv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服はとても安かった。">
            <text:p>この服はとても安かった。</text:p>
          </table:table-cell>
          <table:table-cell office:value-type="string" office:value="この ふく は とても やすかった。">
            <text:p>この ふく は とても やすかった。</text:p>
          </table:table-cell>
          <table:table-cell office:value-type="string" office:value="These clothes were very cheap.">
            <text:p>These clothes were very cheap.</text:p>
          </table:table-cell>
          <table:table-cell office:value-type="string" office:value="あの店は魚が安いです。">
            <text:p>あの店は魚が安いです。</text:p>
          </table:table-cell>
          <table:table-cell office:value-type="string" office:value="あの みせ は さかな が やすい です。">
            <text:p>あの みせ は さかな が やすい です。</text:p>
          </table:table-cell>
          <table:table-cell office:value-type="string" office:value="The fish at that store is cheap.">
            <text:p>The fish at that store is cheap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もっと">
            <text:p>もっと</text:p>
          </table:table-cell>
          <table:table-cell office:value-type="string" office:value="もっと">
            <text:p>もっと</text:p>
          </table:table-cell>
          <table:table-cell office:value-type="string" office:value="more">
            <text:p>mor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っと近くに来てください。">
            <text:p>もっと近くに来てください。</text:p>
          </table:table-cell>
          <table:table-cell office:value-type="string" office:value="もっと ちかく に きて ください。">
            <text:p>もっと ちかく に きて ください。</text:p>
          </table:table-cell>
          <table:table-cell office:value-type="string" office:value="Please come closer.">
            <text:p>Please come closer.</text:p>
          </table:table-cell>
          <table:table-cell office:value-type="string" office:value="もっとゆっくり話してください。">
            <text:p>もっとゆっくり話してください。</text:p>
          </table:table-cell>
          <table:table-cell office:value-type="string" office:value="もっと ゆっくり はなして ください。">
            <text:p>もっと ゆっくり はなして ください。</text:p>
          </table:table-cell>
          <table:table-cell office:value-type="string" office:value="Please speak more slowly.">
            <text:p>Please speak more slowl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帰る">
            <text:p>帰る</text:p>
          </table:table-cell>
          <table:table-cell office:value-type="string" office:value="かえる">
            <text:p>かえる</text:p>
          </table:table-cell>
          <table:table-cell office:value-type="string" office:value="go back home">
            <text:p>go back h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家に帰ろう。">
            <text:p>家に帰ろう。</text:p>
          </table:table-cell>
          <table:table-cell office:value-type="string" office:value="うち に かえろう。">
            <text:p>うち に かえろう。</text:p>
          </table:table-cell>
          <table:table-cell office:value-type="string" office:value="Let's go home.">
            <text:p>Let's go home.</text:p>
          </table:table-cell>
          <table:table-cell office:value-type="string" office:value="彼はもう帰りました。">
            <text:p>彼はもう帰りました。</text:p>
          </table:table-cell>
          <table:table-cell office:value-type="string" office:value="かれ は もう かえりました。">
            <text:p>かれ は もう かえりました。</text:p>
          </table:table-cell>
          <table:table-cell office:value-type="string" office:value="He's already gone home.">
            <text:p>He's already gone hom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分かる">
            <text:p>分かる</text:p>
          </table:table-cell>
          <table:table-cell office:value-type="string" office:value="わかる">
            <text:p>わかる</text:p>
          </table:table-cell>
          <table:table-cell office:value-type="string" office:value="understand">
            <text:p>underst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質問の意味は分かりましたか。">
            <text:p>質問の意味は分かりましたか。</text:p>
          </table:table-cell>
          <table:table-cell office:value-type="string" office:value="しつもん の いみ は わかりました か。">
            <text:p>しつもん の いみ は わかりました か。</text:p>
          </table:table-cell>
          <table:table-cell office:value-type="string" office:value="Did you understand the meaning of the question?">
            <text:p>Did you understand the meaning of the question?</text:p>
          </table:table-cell>
          <table:table-cell office:value-type="string" office:value="その子は日本語が分からない。">
            <text:p>その子は日本語が分からない。</text:p>
          </table:table-cell>
          <table:table-cell office:value-type="string" office:value="その こ は にほん ご が わからない。">
            <text:p>その こ は にほん ご が わからない。</text:p>
          </table:table-cell>
          <table:table-cell office:value-type="string" office:value="That kid doesn't understand Japanese.">
            <text:p>That kid doesn't understand Japanes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広い">
            <text:p>広い</text:p>
          </table:table-cell>
          <table:table-cell office:value-type="string" office:value="ひろい">
            <text:p>ひろい</text:p>
          </table:table-cell>
          <table:table-cell office:value-type="string" office:value="wide, big">
            <text:p>wide, bi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家はとても広い。">
            <text:p>彼の家はとても広い。</text:p>
          </table:table-cell>
          <table:table-cell office:value-type="string" office:value="かれ の いえ は とても ひろい。">
            <text:p>かれ の いえ は とても ひろい。</text:p>
          </table:table-cell>
          <table:table-cell office:value-type="string" office:value="His house is very big.">
            <text:p>His house is very big.</text:p>
          </table:table-cell>
          <table:table-cell office:value-type="string" office:value="海は広くて大きい。">
            <text:p>海は広くて大きい。</text:p>
          </table:table-cell>
          <table:table-cell office:value-type="string" office:value="うみ は ひろくて おおきい。">
            <text:p>うみ は ひろくて おおきい。</text:p>
          </table:table-cell>
          <table:table-cell office:value-type="string" office:value="The sea is vast and wide.">
            <text:p>The sea is vast and wid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数">
            <text:p>数</text:p>
          </table:table-cell>
          <table:table-cell office:value-type="string" office:value="かず">
            <text:p>かず</text:p>
          </table:table-cell>
          <table:table-cell office:value-type="string" office:value="number">
            <text:p>num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グラスの数が足りません。">
            <text:p>グラスの数が足りません。</text:p>
          </table:table-cell>
          <table:table-cell office:value-type="string" office:value="グラス の かず が たりません。">
            <text:p>グラス の かず が たりません。</text:p>
          </table:table-cell>
          <table:table-cell office:value-type="string" office:value="We don't have enough number of glasses.">
            <text:p>We don't have enough number of glasses.</text:p>
          </table:table-cell>
          <table:table-cell office:value-type="string" office:value="いすの数を数えてください。">
            <text:p>いすの数を数えてください。</text:p>
          </table:table-cell>
          <table:table-cell office:value-type="string" office:value="いす の かず を かぞえて ください。">
            <text:p>いす の かず を かぞえて ください。</text:p>
          </table:table-cell>
          <table:table-cell office:value-type="string" office:value="Please count the number of chairs.">
            <text:p>Please count the number of chair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近い">
            <text:p>近い</text:p>
          </table:table-cell>
          <table:table-cell office:value-type="string" office:value="ちかい">
            <text:p>ちかい</text:p>
          </table:table-cell>
          <table:table-cell office:value-type="string" office:value="near, close">
            <text:p>near, clo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駅はここから近いです。">
            <text:p>駅はここから近いです。</text:p>
          </table:table-cell>
          <table:table-cell office:value-type="string" office:value="えき は ここ から ちかい です。">
            <text:p>えき は ここ から ちかい です。</text:p>
          </table:table-cell>
          <table:table-cell office:value-type="string" office:value="The station is near here.">
            <text:p>The station is near here.</text:p>
          </table:table-cell>
          <table:table-cell office:value-type="string" office:value="そのホテルは空港から近いですか。">
            <text:p>そのホテルは空港から近いですか。</text:p>
          </table:table-cell>
          <table:table-cell office:value-type="string" office:value="その ホテル は くうこう から ちかい です か。">
            <text:p>その ホテル は くうこう から ちかい です か。</text:p>
          </table:table-cell>
          <table:table-cell office:value-type="string" office:value="Is the hotel close to the airport?">
            <text:p>Is the hotel close to the airport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そこ">
            <text:p>そこ</text:p>
          </table:table-cell>
          <table:table-cell office:value-type="string" office:value="そこ">
            <text:p>そこ</text:p>
          </table:table-cell>
          <table:table-cell office:value-type="string" office:value="there">
            <text:p>ther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そこに座ってください。">
            <text:p>そこに座ってください。</text:p>
          </table:table-cell>
          <table:table-cell office:value-type="string" office:value="そこ に すわって ください。">
            <text:p>そこ に すわって ください。</text:p>
          </table:table-cell>
          <table:table-cell office:value-type="string" office:value="Please sit there.">
            <text:p>Please sit there.</text:p>
          </table:table-cell>
          <table:table-cell office:value-type="string" office:value="そこを左に曲がってください。">
            <text:p>そこを左に曲がってください。</text:p>
          </table:table-cell>
          <table:table-cell office:value-type="string" office:value="そこ を ひだり に まがって ください。">
            <text:p>そこ を ひだり に まがって ください。</text:p>
          </table:table-cell>
          <table:table-cell office:value-type="string" office:value="Please turn left there.">
            <text:p>Please turn left ther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走る">
            <text:p>走る</text:p>
          </table:table-cell>
          <table:table-cell office:value-type="string" office:value="はしる">
            <text:p>はしる</text:p>
          </table:table-cell>
          <table:table-cell office:value-type="string" office:value="run">
            <text:p>ru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毎晩3キロ走っています。">
            <text:p>彼は毎晩3キロ走っています。</text:p>
          </table:table-cell>
          <table:table-cell office:value-type="string" office:value="かれ は まいばん 3 キロ はしって います。">
            <text:p>かれ は まいばん 3 キロ はしって います。</text:p>
          </table:table-cell>
          <table:table-cell office:value-type="string" office:value="Every night he runs three kilometers.">
            <text:p>Every night he runs three kilometers.</text:p>
          </table:table-cell>
          <table:table-cell office:value-type="string" office:value="彼は走るのが速い。">
            <text:p>彼は走るのが速い。</text:p>
          </table:table-cell>
          <table:table-cell office:value-type="string" office:value="かれ は はしる の が はやい。">
            <text:p>かれ は はしる の が はやい。</text:p>
          </table:table-cell>
          <table:table-cell office:value-type="string" office:value="He runs fast.">
            <text:p>He runs fas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入れる">
            <text:p>入れる</text:p>
          </table:table-cell>
          <table:table-cell office:value-type="string" office:value="いれる">
            <text:p>いれる</text:p>
          </table:table-cell>
          <table:table-cell office:value-type="string" office:value="put in">
            <text:p>put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かばんに手帳を入れた。">
            <text:p>彼はかばんに手帳を入れた。</text:p>
          </table:table-cell>
          <table:table-cell office:value-type="string" office:value="かれ は かばん に てちょう を いれた。">
            <text:p>かれ は かばん に てちょう を いれた。</text:p>
          </table:table-cell>
          <table:table-cell office:value-type="string" office:value="He put the notebook in his bag.">
            <text:p>He put the notebook in his bag.</text:p>
          </table:table-cell>
          <table:table-cell office:value-type="string" office:value="コーヒーに砂糖は入れますか。">
            <text:p>コーヒーに砂糖は入れますか。</text:p>
          </table:table-cell>
          <table:table-cell office:value-type="string" office:value="コーヒー に さとう は いれます か。">
            <text:p>コーヒー に さとう は いれます か。</text:p>
          </table:table-cell>
          <table:table-cell office:value-type="string" office:value="Do you want sugar in your coffee?">
            <text:p>Do you want sugar in your coffee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教える">
            <text:p>教える</text:p>
          </table:table-cell>
          <table:table-cell office:value-type="string" office:value="おしえる">
            <text:p>おしえる</text:p>
          </table:table-cell>
          <table:table-cell office:value-type="string" office:value="teach, tell">
            <text:p>teach, t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数学を教えています。">
            <text:p>彼は数学を教えています。</text:p>
          </table:table-cell>
          <table:table-cell office:value-type="string" office:value="かれ は すうがく を おしえて います。">
            <text:p>かれ は すうがく を おしえて います。</text:p>
          </table:table-cell>
          <table:table-cell office:value-type="string" office:value="He teaches mathematics.">
            <text:p>He teaches mathematics.</text:p>
          </table:table-cell>
          <table:table-cell office:value-type="string" office:value="あなたの名前を教えてください。">
            <text:p>あなたの名前を教えてください。</text:p>
          </table:table-cell>
          <table:table-cell office:value-type="string" office:value="あなた の なまえ を おしえて ください。">
            <text:p>あなた の なまえ を おしえて ください。</text:p>
          </table:table-cell>
          <table:table-cell office:value-type="string" office:value="Please tell me your name.">
            <text:p>Please tell me your nam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歩く">
            <text:p>歩く</text:p>
          </table:table-cell>
          <table:table-cell office:value-type="string" office:value="あるく">
            <text:p>あるく</text:p>
          </table:table-cell>
          <table:table-cell office:value-type="string" office:value="walk, go on foot">
            <text:p>walk, go on foo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まで歩きましょう。">
            <text:p>駅まで歩きましょう。</text:p>
          </table:table-cell>
          <table:table-cell office:value-type="string" office:value="えき まで あるきましょう。">
            <text:p>えき まで あるきましょう。</text:p>
          </table:table-cell>
          <table:table-cell office:value-type="string" office:value="Let's walk to the station.">
            <text:p>Let's walk to the station.</text:p>
          </table:table-cell>
          <table:table-cell office:value-type="string" office:value="私は森を歩くのが好きです。">
            <text:p>私は森を歩くのが好きです。</text:p>
          </table:table-cell>
          <table:table-cell office:value-type="string" office:value="わたし は もり を あるく の が すき です。">
            <text:p>わたし は もり を あるく の が すき です。</text:p>
          </table:table-cell>
          <table:table-cell office:value-type="string" office:value="I like to walk in the forest.">
            <text:p>I like to walk in the fores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会う">
            <text:p>会う</text:p>
          </table:table-cell>
          <table:table-cell office:value-type="string" office:value="あう">
            <text:p>あう</text:p>
          </table:table-cell>
          <table:table-cell office:value-type="string" office:value="meet">
            <text:p>me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また会いましょう。">
            <text:p>また会いましょう。</text:p>
          </table:table-cell>
          <table:table-cell office:value-type="string" office:value="また あいましょう。">
            <text:p>また あいましょう。</text:p>
          </table:table-cell>
          <table:table-cell office:value-type="string" office:value="Let's meet again.">
            <text:p>Let's meet again.</text:p>
          </table:table-cell>
          <table:table-cell office:value-type="string" office:value="昨日おじさんに会いました。">
            <text:p>昨日おじさんに会いました。</text:p>
          </table:table-cell>
          <table:table-cell office:value-type="string" office:value="きのう おじさん に あいました。">
            <text:p>きのう おじさん に あいました。</text:p>
          </table:table-cell>
          <table:table-cell office:value-type="string" office:value="I met my uncle yesterday.">
            <text:p>I met my uncle yesterda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書く">
            <text:p>書く</text:p>
          </table:table-cell>
          <table:table-cell office:value-type="string" office:value="かく">
            <text:p>かく</text:p>
          </table:table-cell>
          <table:table-cell office:value-type="string" office:value="write">
            <text:p>wri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に手紙を書きました。">
            <text:p>彼に手紙を書きました。</text:p>
          </table:table-cell>
          <table:table-cell office:value-type="string" office:value="かれ に てがみ を かきました。">
            <text:p>かれ に てがみ を かきました。</text:p>
          </table:table-cell>
          <table:table-cell office:value-type="string" office:value="I wrote him a letter.">
            <text:p>I wrote him a letter.</text:p>
          </table:table-cell>
          <table:table-cell office:value-type="string" office:value="お名前をカタカナで書いてください。">
            <text:p>お名前をカタカナで書いてください。</text:p>
          </table:table-cell>
          <table:table-cell office:value-type="string" office:value="おなまえ を カタカナ で かいて ください。">
            <text:p>おなまえ を カタカナ で かいて ください。</text:p>
          </table:table-cell>
          <table:table-cell office:value-type="string" office:value="Please write your name in katakana.">
            <text:p>Please write your name in katakana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頭">
            <text:p>頭</text:p>
          </table:table-cell>
          <table:table-cell office:value-type="string" office:value="あたま">
            <text:p>あたま</text:p>
          </table:table-cell>
          <table:table-cell office:value-type="string" office:value="head">
            <text:p>he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朝から頭が痛い。">
            <text:p>今朝から頭が痛い。</text:p>
          </table:table-cell>
          <table:table-cell office:value-type="string" office:value="けさ から あたま が いたい。">
            <text:p>けさ から あたま が いたい。</text:p>
          </table:table-cell>
          <table:table-cell office:value-type="string" office:value="I've had a headache since this morning.">
            <text:p>I've had a headache since this morning.</text:p>
          </table:table-cell>
          <table:table-cell office:value-type="string" office:value="彼はすごく頭がいいです。">
            <text:p>彼はすごく頭がいいです。</text:p>
          </table:table-cell>
          <table:table-cell office:value-type="string" office:value="かれ は すごく あたま が いい です。">
            <text:p>かれ は すごく あたま が いい です。</text:p>
          </table:table-cell>
          <table:table-cell office:value-type="string" office:value="He is very smart.">
            <text:p>He is very smar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売る">
            <text:p>売る</text:p>
          </table:table-cell>
          <table:table-cell office:value-type="string" office:value="うる">
            <text:p>うる</text:p>
          </table:table-cell>
          <table:table-cell office:value-type="string" office:value="sell">
            <text:p>s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家を売った。">
            <text:p>彼は家を売った。</text:p>
          </table:table-cell>
          <table:table-cell office:value-type="string" office:value="かれ は いえ を うった。">
            <text:p>かれ は いえ を うった。</text:p>
          </table:table-cell>
          <table:table-cell office:value-type="string" office:value="He sold the house.">
            <text:p>He sold the house.</text:p>
          </table:table-cell>
          <table:table-cell office:value-type="string" office:value="私は、古い本を売りました。">
            <text:p>私は、古い本を売りました。</text:p>
          </table:table-cell>
          <table:table-cell office:value-type="string" office:value="わたし は、ふるい ほん を うりました。">
            <text:p>わたし は、ふるい ほん を うりました。</text:p>
          </table:table-cell>
          <table:table-cell office:value-type="string" office:value="I sold old books.">
            <text:p>I sold old books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大好き">
            <text:p>大好き</text:p>
          </table:table-cell>
          <table:table-cell office:value-type="string" office:value="だいすき">
            <text:p>だいすき</text:p>
          </table:table-cell>
          <table:table-cell office:value-type="string" office:value="like (something) a lot">
            <text:p>like (something) a lo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犬が大好きだ。">
            <text:p>私は犬が大好きだ。</text:p>
          </table:table-cell>
          <table:table-cell office:value-type="string" office:value="わたし は いぬ が だいすき だ。">
            <text:p>わたし は いぬ が だいすき だ。</text:p>
          </table:table-cell>
          <table:table-cell office:value-type="string" office:value="I like dogs a lot.">
            <text:p>I like dogs a lot.</text:p>
          </table:table-cell>
          <table:table-cell office:value-type="string" office:value="私は夏が大好き。">
            <text:p>私は夏が大好き。</text:p>
          </table:table-cell>
          <table:table-cell office:value-type="string" office:value="わたし は なつ が だいすき。">
            <text:p>わたし は なつ が だいすき。</text:p>
          </table:table-cell>
          <table:table-cell office:value-type="string" office:value="I just love summer.">
            <text:p>I just love summer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体">
            <text:p>体</text:p>
          </table:table-cell>
          <table:table-cell office:value-type="string" office:value="からだ">
            <text:p>からだ</text:p>
          </table:table-cell>
          <table:table-cell office:value-type="string" office:value="body, physique, physical condition">
            <text:p>body, physique, physical cond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体が丈夫だ。">
            <text:p>私は体が丈夫だ。</text:p>
          </table:table-cell>
          <table:table-cell office:value-type="string" office:value="わたし は からだ が じょうぶ だ。">
            <text:p>わたし は からだ が じょうぶ だ。</text:p>
          </table:table-cell>
          <table:table-cell office:value-type="string" office:value="I'm physically strong.">
            <text:p>I'm physically strong.</text:p>
          </table:table-cell>
          <table:table-cell office:value-type="string" office:value="タバコは体に悪い。">
            <text:p>タバコは体に悪い。</text:p>
          </table:table-cell>
          <table:table-cell office:value-type="string" office:value="タバコ は からだ に わるい。">
            <text:p>タバコ は からだ に わるい。</text:p>
          </table:table-cell>
          <table:table-cell office:value-type="string" office:value="Cigarettes are bad for your health.">
            <text:p>Cigarettes are bad for your health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直ぐ">
            <text:p>直ぐ</text:p>
          </table:table-cell>
          <table:table-cell office:value-type="string" office:value="すぐ">
            <text:p>すぐ</text:p>
          </table:table-cell>
          <table:table-cell office:value-type="string" office:value="at once, soon">
            <text:p>at once, soo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直ぐ行きます。">
            <text:p>直ぐ行きます。</text:p>
          </table:table-cell>
          <table:table-cell office:value-type="string" office:value="すぐ いきます。">
            <text:p>すぐ いきます。</text:p>
          </table:table-cell>
          <table:table-cell office:value-type="string" office:value="I'll go right away.">
            <text:p>I'll go right away.</text:p>
          </table:table-cell>
          <table:table-cell office:value-type="string" office:value="直ぐ来てください。">
            <text:p>直ぐ来てください。</text:p>
          </table:table-cell>
          <table:table-cell office:value-type="string" office:value="すぐ きて ください。">
            <text:p>すぐ きて ください。</text:p>
          </table:table-cell>
          <table:table-cell office:value-type="string" office:value="Please come at once.">
            <text:p>Please come at onc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飛ぶ">
            <text:p>飛ぶ</text:p>
          </table:table-cell>
          <table:table-cell office:value-type="string" office:value="とぶ">
            <text:p>とぶ</text:p>
          </table:table-cell>
          <table:table-cell office:value-type="string" office:value="fly">
            <text:p>fl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鳥が飛んでいます。">
            <text:p>鳥が飛んでいます。</text:p>
          </table:table-cell>
          <table:table-cell office:value-type="string" office:value="とり が とんで います。">
            <text:p>とり が とんで います。</text:p>
          </table:table-cell>
          <table:table-cell office:value-type="string" office:value="There's a bird flying.">
            <text:p>There's a bird flying.</text:p>
          </table:table-cell>
          <table:table-cell office:value-type="string" office:value="飛行機が山の向こうへ飛んでいきました。">
            <text:p>飛行機が山の向こうへ飛んでいきました。</text:p>
          </table:table-cell>
          <table:table-cell office:value-type="string" office:value="ひこうき が やま の むこう へ とんで いきました。">
            <text:p>ひこうき が やま の むこう へ とんで いきました。</text:p>
          </table:table-cell>
          <table:table-cell office:value-type="string" office:value="An airplane flew beyond the mountain.">
            <text:p>An airplane flew beyond the mountai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とても">
            <text:p>とても</text:p>
          </table:table-cell>
          <table:table-cell office:value-type="string" office:value="とても">
            <text:p>とても</text:p>
          </table:table-cell>
          <table:table-cell office:value-type="string" office:value="very (colloquial)">
            <text:p>very (colloquial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本はとてもおもしろい。">
            <text:p>この本はとてもおもしろい。</text:p>
          </table:table-cell>
          <table:table-cell office:value-type="string" office:value="この ほん は とても おもしろい。">
            <text:p>この ほん は とても おもしろい。</text:p>
          </table:table-cell>
          <table:table-cell office:value-type="string" office:value="This book is very interesting.">
            <text:p>This book is very interesting.</text:p>
          </table:table-cell>
          <table:table-cell office:value-type="string" office:value="このスープはとても熱い。">
            <text:p>このスープはとても熱い。</text:p>
          </table:table-cell>
          <table:table-cell office:value-type="string" office:value="この スープ は とても あつい。">
            <text:p>この スープ は とても あつい。</text:p>
          </table:table-cell>
          <table:table-cell office:value-type="string" office:value="This soup is very hot.">
            <text:p>This soup is very hot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誰">
            <text:p>誰</text:p>
          </table:table-cell>
          <table:table-cell office:value-type="string" office:value="だれ">
            <text:p>だれ</text:p>
          </table:table-cell>
          <table:table-cell office:value-type="string" office:value="who">
            <text:p>who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誰と会ってみたいですか。">
            <text:p>誰と会ってみたいですか。</text:p>
          </table:table-cell>
          <table:table-cell office:value-type="string" office:value="だれ と あって みたい です か。">
            <text:p>だれ と あって みたい です か。</text:p>
          </table:table-cell>
          <table:table-cell office:value-type="string" office:value="Who would you like to meet?">
            <text:p>Who would you like to meet?</text:p>
          </table:table-cell>
          <table:table-cell office:value-type="string" office:value="誰もその話を知らない。">
            <text:p>誰もその話を知らない。</text:p>
          </table:table-cell>
          <table:table-cell office:value-type="string" office:value="だれ も その はなし を しらない。">
            <text:p>だれ も その はなし を しらない。</text:p>
          </table:table-cell>
          <table:table-cell office:value-type="string" office:value="No one knows that story.">
            <text:p>No one knows that stor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好き">
            <text:p>好き</text:p>
          </table:table-cell>
          <table:table-cell office:value-type="string" office:value="すき">
            <text:p>すき</text:p>
          </table:table-cell>
          <table:table-cell office:value-type="string" office:value="favorite, liked">
            <text:p>favorite, lik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ワインが好きです。">
            <text:p>私はワインが好きです。</text:p>
          </table:table-cell>
          <table:table-cell office:value-type="string" office:value="わたし は ワイン が すき です。">
            <text:p>わたし は ワイン が すき です。</text:p>
          </table:table-cell>
          <table:table-cell office:value-type="string" office:value="I like wine.">
            <text:p>I like wine.</text:p>
          </table:table-cell>
          <table:table-cell office:value-type="string" office:value="子供はカレーライスが好きです。">
            <text:p>子供はカレーライスが好きです。</text:p>
          </table:table-cell>
          <table:table-cell office:value-type="string" office:value="こども は カレーライス が すき です。">
            <text:p>こども は カレーライス が すき です。</text:p>
          </table:table-cell>
          <table:table-cell office:value-type="string" office:value="Kids like curry and rice.">
            <text:p>Kids like curry and ric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読む">
            <text:p>読む</text:p>
          </table:table-cell>
          <table:table-cell office:value-type="string" office:value="よむ">
            <text:p>よむ</text:p>
          </table:table-cell>
          <table:table-cell office:value-type="string" office:value="read">
            <text:p>rea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雑誌を読んでいます。">
            <text:p>彼女は雑誌を読んでいます。</text:p>
          </table:table-cell>
          <table:table-cell office:value-type="string" office:value="かのじょ は ざっし を よんで います。">
            <text:p>かのじょ は ざっし を よんで います。</text:p>
          </table:table-cell>
          <table:table-cell office:value-type="string" office:value="She's reading a magazine.">
            <text:p>She's reading a magazine.</text:p>
          </table:table-cell>
          <table:table-cell office:value-type="string" office:value="テキストを読んでください。">
            <text:p>テキストを読んでください。</text:p>
          </table:table-cell>
          <table:table-cell office:value-type="string" office:value="テキスト を よんで ください。">
            <text:p>テキスト を よんで ください。</text:p>
          </table:table-cell>
          <table:table-cell office:value-type="string" office:value="Please read the textbook.">
            <text:p>Please read the textbook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次">
            <text:p>次</text:p>
          </table:table-cell>
          <table:table-cell office:value-type="string" office:value="つぎ">
            <text:p>つぎ</text:p>
          </table:table-cell>
          <table:table-cell office:value-type="string" office:value="next">
            <text:p>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はいつ会いましょうか。">
            <text:p>次はいつ会いましょうか。</text:p>
          </table:table-cell>
          <table:table-cell office:value-type="string" office:value="つぎ は いつ あいましょう か。">
            <text:p>つぎ は いつ あいましょう か。</text:p>
          </table:table-cell>
          <table:table-cell office:value-type="string" office:value="When shall we meet again?">
            <text:p>When shall we meet again?</text:p>
          </table:table-cell>
          <table:table-cell office:value-type="string" office:value="次の駅で降ります。">
            <text:p>次の駅で降ります。</text:p>
          </table:table-cell>
          <table:table-cell office:value-type="string" office:value="つぎ の えき で おります。">
            <text:p>つぎ の えき で おります。</text:p>
          </table:table-cell>
          <table:table-cell office:value-type="string" office:value="I get off at the next station.">
            <text:p>I get off at the next statio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あなた">
            <text:p>あなた</text:p>
          </table:table-cell>
          <table:table-cell office:value-type="string" office:value="あなた">
            <text:p>あなた</text:p>
          </table:table-cell>
          <table:table-cell office:value-type="string" office:value="you">
            <text:p>you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れはあなたの鞄ですか。">
            <text:p>これはあなたの鞄ですか。</text:p>
          </table:table-cell>
          <table:table-cell office:value-type="string" office:value="これ は あなた の かばん です か。">
            <text:p>これ は あなた の かばん です か。</text:p>
          </table:table-cell>
          <table:table-cell office:value-type="string" office:value="Is this your bag?">
            <text:p>Is this your bag?</text:p>
          </table:table-cell>
          <table:table-cell office:value-type="string" office:value="あなたの名前を教えてください。">
            <text:p>あなたの名前を教えてください。</text:p>
          </table:table-cell>
          <table:table-cell office:value-type="string" office:value="あなた の なまえ を おしえて ください。">
            <text:p>あなた の なまえ を おしえて ください。</text:p>
          </table:table-cell>
          <table:table-cell office:value-type="string" office:value="Please tell me your name.">
            <text:p>Please tell me your nam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飲む">
            <text:p>飲む</text:p>
          </table:table-cell>
          <table:table-cell office:value-type="string" office:value="のむ">
            <text:p>のむ</text:p>
          </table:table-cell>
          <table:table-cell office:value-type="string" office:value="drink">
            <text:p>dri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とお酒を飲んでいます。">
            <text:p>友達とお酒を飲んでいます。</text:p>
          </table:table-cell>
          <table:table-cell office:value-type="string" office:value="ともだち と おさけ を のんで います。">
            <text:p>ともだち と おさけ を のんで います。</text:p>
          </table:table-cell>
          <table:table-cell office:value-type="string" office:value="I'm drinking sake with my friend.">
            <text:p>I'm drinking sake with my friend.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古い">
            <text:p>古い</text:p>
          </table:table-cell>
          <table:table-cell office:value-type="string" office:value="ふるい">
            <text:p>ふるい</text:p>
          </table:table-cell>
          <table:table-cell office:value-type="string" office:value="old">
            <text:p>ol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古い車が好きです。">
            <text:p>私は古い車が好きです。</text:p>
          </table:table-cell>
          <table:table-cell office:value-type="string" office:value="わたし は ふるい くるま が すき です。">
            <text:p>わたし は ふるい くるま が すき です。</text:p>
          </table:table-cell>
          <table:table-cell office:value-type="string" office:value="I like old cars.">
            <text:p>I like old cars.</text:p>
          </table:table-cell>
          <table:table-cell office:value-type="string" office:value="あそこに古いお寺があります。">
            <text:p>あそこに古いお寺があります。</text:p>
          </table:table-cell>
          <table:table-cell office:value-type="string" office:value="あそこ に ふるい おてら が あります。">
            <text:p>あそこ に ふるい おてら が あります。</text:p>
          </table:table-cell>
          <table:table-cell office:value-type="string" office:value="There's an old temple there.">
            <text:p>There's an old temple there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質問">
            <text:p>質問</text:p>
          </table:table-cell>
          <table:table-cell office:value-type="string" office:value="しつもん">
            <text:p>しつもん</text:p>
          </table:table-cell>
          <table:table-cell office:value-type="string" office:value="question">
            <text:p>ques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質問のある方はどうぞ。">
            <text:p>質問のある方はどうぞ。</text:p>
          </table:table-cell>
          <table:table-cell office:value-type="string" office:value="しつもん の ある かた は どうぞ。">
            <text:p>しつもん の ある かた は どうぞ。</text:p>
          </table:table-cell>
          <table:table-cell office:value-type="string" office:value="Please feel free to ask any questions.">
            <text:p>Please feel free to ask any questions.</text:p>
          </table:table-cell>
          <table:table-cell office:value-type="string" office:value="質問は何ですか。">
            <text:p>質問は何ですか。</text:p>
          </table:table-cell>
          <table:table-cell office:value-type="string" office:value="しつもん は なん です か。">
            <text:p>しつもん は なん です か。</text:p>
          </table:table-cell>
          <table:table-cell office:value-type="string" office:value="What's your question?">
            <text:p>What's your question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今日">
            <text:p>今日</text:p>
          </table:table-cell>
          <table:table-cell office:value-type="string" office:value="きょう">
            <text:p>きょう</text:p>
          </table:table-cell>
          <table:table-cell office:value-type="string" office:value="today (colloquial)">
            <text:p>toda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仕事がありません。">
            <text:p>今日は仕事がありません。</text:p>
          </table:table-cell>
          <table:table-cell office:value-type="string" office:value="きょう は しごと が ありません。">
            <text:p>きょう は しごと が ありません。</text:p>
          </table:table-cell>
          <table:table-cell office:value-type="string" office:value="I don't have work today.">
            <text:p>I don't have work today.</text:p>
          </table:table-cell>
          <table:table-cell office:value-type="string" office:value="今日は風が強いです。">
            <text:p>今日は風が強いです。</text:p>
          </table:table-cell>
          <table:table-cell office:value-type="string" office:value="きょう は かぜ が つよい です。">
            <text:p>きょう は かぜ が つよい です。</text:p>
          </table:table-cell>
          <table:table-cell office:value-type="string" office:value="The wind is strong today.">
            <text:p>The wind is strong today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友達">
            <text:p>友達</text:p>
          </table:table-cell>
          <table:table-cell office:value-type="string" office:value="ともだち">
            <text:p>ともだち</text:p>
          </table:table-cell>
          <table:table-cell office:value-type="string" office:value="friend, companion (colloquial)">
            <text:p>friend, companion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には友達がたくさんいます。">
            <text:p>私には友達がたくさんいます。</text:p>
          </table:table-cell>
          <table:table-cell office:value-type="string" office:value="わたし に は ともだち が たくさん います。">
            <text:p>わたし に は ともだち が たくさん います。</text:p>
          </table:table-cell>
          <table:table-cell office:value-type="string" office:value="I have a lot of friends.">
            <text:p>I have a lot of friends.</text:p>
          </table:table-cell>
          <table:table-cell office:value-type="string" office:value="友達とキャンプに行った。">
            <text:p>友達とキャンプに行った。</text:p>
          </table:table-cell>
          <table:table-cell office:value-type="string" office:value="ともだち と キャンプ に いった。">
            <text:p>ともだち と キャンプ に いった。</text:p>
          </table:table-cell>
          <table:table-cell office:value-type="string" office:value="I went camping with my friend.">
            <text:p>I went camping with my friend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早い">
            <text:p>早い</text:p>
          </table:table-cell>
          <table:table-cell office:value-type="string" office:value="はやい">
            <text:p>はやい</text:p>
          </table:table-cell>
          <table:table-cell office:value-type="string" office:value="early">
            <text:p>earl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まだ学校へ行くには早い時間です。">
            <text:p>まだ学校へ行くには早い時間です。</text:p>
          </table:table-cell>
          <table:table-cell office:value-type="string" office:value="まだ がっこう へ いく に は はやい じかん です。">
            <text:p>まだ がっこう へ いく に は はやい じかん です。</text:p>
          </table:table-cell>
          <table:table-cell office:value-type="string" office:value="It's still too early to go to school.">
            <text:p>It's still too early to go to school.</text:p>
          </table:table-cell>
          <table:table-cell office:value-type="string" office:value="朝早い電車で行きましょう。">
            <text:p>朝早い電車で行きましょう。</text:p>
          </table:table-cell>
          <table:table-cell office:value-type="string" office:value="あさ はやい でんしゃ で いきましょう。">
            <text:p>あさ はやい でんしゃ で いきましょう。</text:p>
          </table:table-cell>
          <table:table-cell office:value-type="string" office:value="Let's take an early-morning train.">
            <text:p>Let's take an early-morning train.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どれ">
            <text:p>どれ</text:p>
          </table:table-cell>
          <table:table-cell office:value-type="string" office:value="どれ">
            <text:p>どれ</text:p>
          </table:table-cell>
          <table:table-cell office:value-type="string" office:value="what, which">
            <text:p>what, which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この中でどれが好きですか。">
            <text:p>この中でどれが好きですか。</text:p>
          </table:table-cell>
          <table:table-cell office:value-type="string" office:value="この なか で どれ が すき です か。">
            <text:p>この なか で どれ が すき です か。</text:p>
          </table:table-cell>
          <table:table-cell office:value-type="string" office:value="Which of these do you like?">
            <text:p>Which of these do you like?</text:p>
          </table:table-cell>
          <table:table-cell office:value-type="string" office:value="ソースはどれですか。">
            <text:p>ソースはどれですか。</text:p>
          </table:table-cell>
          <table:table-cell office:value-type="string" office:value="ソース は どれ です か。">
            <text:p>ソース は どれ です か。</text:p>
          </table:table-cell>
          <table:table-cell office:value-type="string" office:value="Which one is the sauce?">
            <text:p>Which one is the sauce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どれ">
            <text:p>どれ</text:p>
          </table:table-cell>
          <table:table-cell office:value-type="string" office:value="どれ">
            <text:p>どれ</text:p>
          </table:table-cell>
          <table:table-cell office:value-type="string" office:value="what, which">
            <text:p>what, which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この中でどれが好きですか。">
            <text:p>この中でどれが好きですか。</text:p>
          </table:table-cell>
          <table:table-cell office:value-type="string" office:value="この なか で どれ が すき です か。">
            <text:p>この なか で どれ が すき です か。</text:p>
          </table:table-cell>
          <table:table-cell office:value-type="string" office:value="Which of these do you like?">
            <text:p>Which of these do you like?</text:p>
          </table:table-cell>
          <table:table-cell office:value-type="string" office:value="ソースはどれですか。">
            <text:p>ソースはどれですか。</text:p>
          </table:table-cell>
          <table:table-cell office:value-type="string" office:value="ソース は どれ です か。">
            <text:p>ソース は どれ です か。</text:p>
          </table:table-cell>
          <table:table-cell office:value-type="string" office:value="Which one is the sauce?">
            <text:p>Which one is the sauce?</text:p>
          </table:table-cell>
          <table:table-cell office:value-type="string" office:value="C1K">
            <text:p>C1K</text:p>
          </table:table-cell>
          <table:table-cell office:value-type="string" office:value="P1">
            <text:p>P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